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5" manifest:media-type=""/>
  <manifest:file-entry manifest:full-path="ObjectReplacements/Object 4"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Z003" svg:font-family="Z003"/>
    <style:font-face style:name="times" svg:font-family="times" style:font-family-generic="roman"/>
    <style:font-face style:name="FreeSans1" svg:font-family="FreeSans" style:font-family-generic="swiss"/>
    <style:font-face style:name="Mono space" svg:font-family="'Mono 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justify" style:justify-single-word="false" fo:text-indent="0in" style:auto-text-indent="false" fo:background-color="transparent"/>
      <style:text-properties style:font-name="times" fo:font-size="12pt" fo:language="fr" fo:country="CH" officeooo:rsid="0034bef6" officeooo:paragraph-rsid="0034bef6" style:font-size-asian="12pt"/>
    </style:style>
    <style:style style:name="P2" style:family="paragraph" style:parent-style-name="Standard">
      <style:paragraph-properties fo:margin-left="0in" fo:margin-right="0in" fo:line-height="150%" fo:text-align="justify" style:justify-single-word="false" fo:text-indent="0in" style:auto-text-indent="false"/>
      <style:text-properties style:font-name="times" fo:font-size="12pt" fo:language="fr" fo:country="CH" officeooo:paragraph-rsid="008626f4" style:font-size-asian="12pt"/>
    </style:style>
    <style:style style:name="P3" style:family="paragraph" style:parent-style-name="Standard">
      <style:paragraph-properties fo:margin-left="0in" fo:margin-right="0in" fo:line-height="150%" fo:text-align="justify" style:justify-single-word="false" fo:text-indent="0in" style:auto-text-indent="false"/>
      <style:text-properties style:font-name="times" fo:font-size="12pt" fo:letter-spacing="0.0016in" fo:language="fr" fo:country="CH" officeooo:rsid="00216d4d" officeooo:paragraph-rsid="008626f4" style:font-size-asian="12pt" style:font-size-complex="12pt"/>
    </style:style>
    <style:style style:name="P4" style:family="paragraph" style:parent-style-name="Standard">
      <style:paragraph-properties fo:margin-left="0in" fo:margin-right="0in" fo:line-height="150%" fo:text-align="justify" style:justify-single-word="false" fo:text-indent="0in" style:auto-text-indent="false"/>
      <style:text-properties style:font-name="times" fo:font-size="12pt" fo:letter-spacing="0.0016in" fo:language="fr" fo:country="CH" officeooo:paragraph-rsid="001daf3a" style:font-size-asian="12pt" style:font-size-complex="12pt"/>
    </style:style>
    <style:style style:name="P5" style:family="paragraph" style:parent-style-name="Standard">
      <style:paragraph-properties fo:margin-left="0in" fo:margin-right="0in" fo:line-height="150%" fo:text-align="justify" style:justify-single-word="false" fo:text-indent="0in" style:auto-text-indent="false"/>
      <style:text-properties style:font-name="times" fo:font-size="12pt" fo:letter-spacing="0.0016in" fo:language="fr" fo:country="CH" fo:font-style="normal" officeooo:rsid="0022af41" officeooo:paragraph-rsid="008626f4" style:font-size-asian="12pt" style:font-style-asian="normal" style:font-size-complex="12pt" style:font-style-complex="normal"/>
    </style:style>
    <style:style style:name="P6"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times" fo:font-size="12pt" fo:language="fr" fo:country="CH" officeooo:rsid="0034bef6" officeooo:paragraph-rsid="0034bef6" style:font-size-asian="12pt"/>
    </style:style>
    <style:style style:name="P7" style:family="paragraph" style:parent-style-name="Standard" style:master-page-name="">
      <loext:graphic-properties draw:fill="none"/>
      <style:paragraph-properties fo:margin-left="0in" fo:margin-right="0in" fo:line-height="150%" fo:text-align="justify" style:justify-single-word="false" fo:text-indent="0in" style:auto-text-indent="false" style:page-number="auto" fo:background-color="transparent"/>
      <style:text-properties style:font-name="times" fo:font-size="12pt" fo:language="fr" fo:country="CH" officeooo:rsid="0039cb14" officeooo:paragraph-rsid="003fc614" style:font-size-asian="12pt"/>
    </style:style>
    <style:style style:name="P8" style:family="paragraph" style:parent-style-name="Title" style:master-page-name="">
      <loext:graphic-properties draw:fill="none"/>
      <style:paragraph-properties fo:margin-left="0in" fo:margin-right="0in" fo:margin-top="0.1665in" fo:margin-bottom="0.0835in" loext:contextual-spacing="false" fo:line-height="150%" fo:text-align="center" style:justify-single-word="false" fo:text-indent="0in" style:auto-text-indent="false" style:page-number="auto" fo:background-color="transparent" fo:keep-with-next="always">
        <style:tab-stops>
          <style:tab-stop style:position="0in" style:type="right"/>
        </style:tab-stops>
      </style:paragraph-properties>
      <style:text-properties style:font-name="times" fo:font-size="20pt" officeooo:paragraph-rsid="001e0ad7" style:font-size-asian="20pt" style:font-size-complex="20pt"/>
    </style:style>
    <style:style style:name="P9" style:family="paragraph" style:parent-style-name="Hanging_20_indent">
      <style:paragraph-properties fo:margin-left="0in" fo:margin-right="0in" fo:line-height="150%" fo:text-align="justify" style:justify-single-word="false" fo:text-indent="0in" style:auto-text-indent="false"/>
      <style:text-properties officeooo:paragraph-rsid="00458822"/>
    </style:style>
    <style:style style:name="P10" style:family="paragraph" style:parent-style-name="Hanging_20_indent">
      <style:paragraph-properties fo:margin-left="0in" fo:margin-right="0in" fo:line-height="150%" fo:text-align="justify" style:justify-single-word="false" fo:text-indent="0in" style:auto-text-indent="false"/>
      <style:text-properties officeooo:paragraph-rsid="0046e126"/>
    </style:style>
    <style:style style:name="P11" style:family="paragraph" style:parent-style-name="Standard">
      <style:paragraph-properties fo:line-height="150%" fo:text-align="justify" style:justify-single-word="false"/>
      <style:text-properties fo:font-size="12pt" style:font-size-asian="12pt"/>
    </style:style>
    <style:style style:name="P12" style:family="paragraph" style:parent-style-name="Standard">
      <style:paragraph-properties fo:line-height="150%" fo:text-align="justify" style:justify-single-word="false"/>
      <style:text-properties style:font-name="times" fo:font-size="12pt" fo:letter-spacing="0.0016in" fo:language="fr" fo:country="CH" fo:font-weight="normal" officeooo:rsid="0050b36c" officeooo:paragraph-rsid="008626f4" fo:background-color="transparent" style:font-size-asian="12pt" style:font-weight-asian="normal" style:font-size-complex="12pt" style:font-weight-complex="normal"/>
    </style:style>
    <style:style style:name="P13" style:family="paragraph" style:parent-style-name="Standard">
      <style:paragraph-properties fo:margin-left="0.0102in" fo:margin-right="2.4535in" fo:line-height="150%" fo:text-align="justify" style:justify-single-word="false" fo:text-indent="0in" style:auto-text-indent="false"/>
      <style:text-properties style:font-name="times" fo:font-size="12pt" fo:language="fr" fo:country="CH" officeooo:paragraph-rsid="001daf3a" style:font-size-asian="12pt"/>
    </style:style>
    <style:style style:name="P14" style:family="paragraph" style:parent-style-name="Standard">
      <style:paragraph-properties fo:margin-left="0.0102in" fo:margin-right="2.2402in" fo:line-height="150%" fo:text-align="justify" style:justify-single-word="false" fo:text-indent="0in" style:auto-text-indent="false"/>
      <style:text-properties style:font-name="times" fo:font-size="12pt" fo:language="fr" fo:country="CH" officeooo:paragraph-rsid="001daf3a" style:font-size-asian="12pt"/>
    </style:style>
    <style:style style:name="P15" style:family="paragraph" style:parent-style-name="Text_20_body">
      <style:paragraph-properties fo:line-height="150%" fo:text-align="justify" style:justify-single-word="false"/>
      <style:text-properties officeooo:rsid="00335078" officeooo:paragraph-rsid="00335078"/>
    </style:style>
    <style:style style:name="P16" style:family="paragraph" style:parent-style-name="Text_20_body">
      <style:paragraph-properties fo:line-height="150%"/>
      <style:text-properties officeooo:rsid="00296997" officeooo:paragraph-rsid="00296997"/>
    </style:style>
    <style:style style:name="P17" style:family="paragraph" style:parent-style-name="Text_20_body">
      <style:paragraph-properties fo:line-height="150%" fo:text-align="justify" style:justify-single-word="false"/>
      <style:text-properties fo:font-size="12pt" fo:background-color="#fff200" style:font-size-asian="12pt" style:font-size-complex="12pt"/>
    </style:style>
    <style:style style:name="P18" style:family="paragraph" style:parent-style-name="Text_20_body">
      <style:paragraph-properties fo:line-height="150%" fo:text-align="justify" style:justify-single-word="false"/>
      <style:text-properties fo:font-size="12pt" fo:font-weight="normal" officeooo:rsid="00539322" officeooo:paragraph-rsid="00695832" fo:background-color="transparent" style:font-size-asian="12pt" style:font-weight-asian="normal" style:font-size-complex="12pt" style:font-weight-complex="normal"/>
    </style:style>
    <style:style style:name="P19" style:family="paragraph" style:parent-style-name="Text_20_body">
      <style:paragraph-properties fo:line-height="150%" fo:text-align="justify" style:justify-single-word="false"/>
      <style:text-properties fo:font-size="12pt" fo:font-weight="normal" officeooo:rsid="007661d9" officeooo:paragraph-rsid="0077192c" fo:background-color="transparent" style:font-size-asian="12pt" style:font-weight-asian="normal" style:font-size-complex="12pt" style:font-weight-complex="normal"/>
    </style:style>
    <style:style style:name="P20" style:family="paragraph" style:parent-style-name="Text_20_body">
      <style:paragraph-properties fo:line-height="150%" fo:text-align="justify" style:justify-single-word="false"/>
      <style:text-properties fo:font-size="12pt" fo:font-weight="normal" officeooo:rsid="00539322" officeooo:paragraph-rsid="00694a9b" fo:background-color="#fff200" style:font-size-asian="12pt" style:font-weight-asian="normal" style:font-size-complex="12pt" style:font-weight-complex="normal"/>
    </style:style>
    <style:style style:name="P21" style:family="paragraph" style:parent-style-name="Text_20_body">
      <style:paragraph-properties fo:line-height="150%" fo:text-align="justify" style:justify-single-word="false"/>
      <style:text-properties fo:font-size="12pt" fo:font-weight="bold" officeooo:rsid="0049fa06" officeooo:paragraph-rsid="00926d65" fo:background-color="transparent" style:font-size-asian="12pt" style:font-weight-asian="bold" style:font-size-complex="12pt" style:font-weight-complex="bold"/>
    </style:style>
    <style:style style:name="P22" style:family="paragraph" style:parent-style-name="Text_20_body">
      <style:paragraph-properties fo:line-height="150%" fo:text-align="justify" style:justify-single-word="false"/>
      <style:text-properties officeooo:rsid="0039cb14" officeooo:paragraph-rsid="003deebf"/>
    </style:style>
    <style:style style:name="P23" style:family="paragraph" style:parent-style-name="Text_20_body">
      <style:paragraph-properties fo:line-height="150%" fo:text-align="justify" style:justify-single-word="false"/>
      <style:text-properties officeooo:rsid="003e675d" officeooo:paragraph-rsid="003e675d"/>
    </style:style>
    <style:style style:name="P24" style:family="paragraph" style:parent-style-name="Text_20_body">
      <style:paragraph-properties fo:line-height="150%"/>
      <style:text-properties officeooo:rsid="003f118d" officeooo:paragraph-rsid="003f118d"/>
    </style:style>
    <style:style style:name="P25" style:family="paragraph" style:parent-style-name="Text_20_body">
      <style:paragraph-properties fo:line-height="150%"/>
      <style:text-properties officeooo:rsid="003fc614" officeooo:paragraph-rsid="003fc614"/>
    </style:style>
    <style:style style:name="P26" style:family="paragraph" style:parent-style-name="Text_20_body">
      <style:paragraph-properties fo:line-height="150%" fo:text-align="justify" style:justify-single-word="false"/>
      <style:text-properties fo:font-size="14pt" fo:font-weight="bold" officeooo:rsid="0043a712" officeooo:paragraph-rsid="0043a712" fo:background-color="#fff200" style:font-size-asian="14pt" style:font-weight-asian="bold" style:font-size-complex="14pt" style:font-weight-complex="bold"/>
    </style:style>
    <style:style style:name="P27" style:family="paragraph" style:parent-style-name="Text_20_body">
      <style:paragraph-properties fo:line-height="150%" fo:text-align="justify" style:justify-single-word="false"/>
      <style:text-properties fo:font-size="14pt" fo:font-weight="bold" officeooo:rsid="00577ce2" officeooo:paragraph-rsid="00577ce2" fo:background-color="#fff200" style:font-size-asian="14pt" style:font-weight-asian="bold" style:font-size-complex="14pt" style:font-weight-complex="bold"/>
    </style:style>
    <style:style style:name="P28" style:family="paragraph" style:parent-style-name="Text_20_body">
      <style:paragraph-properties fo:line-height="150%" fo:text-align="justify" style:justify-single-word="false"/>
      <style:text-properties fo:font-size="14pt" fo:font-weight="bold" officeooo:rsid="00606101" officeooo:paragraph-rsid="00606101" fo:background-color="#fff200" style:font-size-asian="14pt" style:font-weight-asian="bold" style:font-size-complex="14pt" style:font-weight-complex="bold"/>
    </style:style>
    <style:style style:name="P29" style:family="paragraph" style:parent-style-name="Text_20_body">
      <style:paragraph-properties fo:line-height="150%" fo:text-align="justify" style:justify-single-word="false"/>
      <style:text-properties fo:font-size="14pt" fo:font-weight="bold" officeooo:rsid="00492dc3" officeooo:paragraph-rsid="00492dc3" fo:background-color="transparent" style:font-size-asian="14pt" style:font-weight-asian="bold" style:font-size-complex="14pt" style:font-weight-complex="bold"/>
    </style:style>
    <style:style style:name="P30" style:family="paragraph" style:parent-style-name="Text_20_body">
      <style:paragraph-properties fo:line-height="150%" fo:text-align="justify" style:justify-single-word="false"/>
      <style:text-properties fo:font-size="14pt" fo:font-weight="bold" officeooo:rsid="00786283" officeooo:paragraph-rsid="007b7aa6" fo:background-color="transparent" style:font-size-asian="14pt" style:font-weight-asian="bold" style:font-size-complex="14pt" style:font-weight-complex="bold"/>
    </style:style>
    <style:style style:name="P31" style:family="paragraph" style:parent-style-name="Text_20_body">
      <style:paragraph-properties fo:line-height="150%" fo:text-align="justify" style:justify-single-word="false"/>
      <style:text-properties fo:font-size="14pt" fo:font-weight="bold" officeooo:rsid="004bf595" officeooo:paragraph-rsid="004bf595" fo:background-color="transparent" style:font-size-asian="14pt" style:font-weight-asian="bold" style:font-size-complex="14pt" style:font-weight-complex="bold"/>
    </style:style>
    <style:style style:name="P32" style:family="paragraph" style:parent-style-name="Text_20_body">
      <style:paragraph-properties fo:line-height="150%" fo:text-align="justify" style:justify-single-word="false"/>
      <style:text-properties fo:font-size="14pt" fo:font-weight="bold" officeooo:rsid="004f35ca" officeooo:paragraph-rsid="004f35ca" fo:background-color="transparent" style:font-size-asian="14pt" style:font-weight-asian="bold" style:font-size-complex="14pt" style:font-weight-complex="bold"/>
    </style:style>
    <style:style style:name="P33" style:family="paragraph" style:parent-style-name="Text_20_body">
      <style:paragraph-properties fo:line-height="150%" fo:text-align="justify" style:justify-single-word="false"/>
      <style:text-properties fo:font-size="14pt" fo:font-weight="bold" officeooo:rsid="0049fa06" officeooo:paragraph-rsid="0049fa06" fo:background-color="transparent" style:font-size-asian="14pt" style:font-weight-asian="bold" style:font-size-complex="14pt" style:font-weight-complex="bold"/>
    </style:style>
    <style:style style:name="P34" style:family="paragraph" style:parent-style-name="Text_20_body">
      <style:paragraph-properties fo:line-height="150%" fo:text-align="justify" style:justify-single-word="false"/>
      <style:text-properties fo:font-size="14pt" fo:font-weight="bold" officeooo:rsid="0049fa06" officeooo:paragraph-rsid="00881d90" fo:background-color="transparent" style:font-size-asian="14pt" style:font-weight-asian="bold" style:font-size-complex="14pt" style:font-weight-complex="bold"/>
    </style:style>
    <style:style style:name="P35" style:family="paragraph" style:parent-style-name="Text_20_body">
      <style:paragraph-properties fo:line-height="150%" fo:text-align="justify" style:justify-single-word="false"/>
      <style:text-properties fo:font-size="14pt" fo:font-weight="bold" officeooo:rsid="0049fa06" officeooo:paragraph-rsid="008867e5" fo:background-color="transparent" style:font-size-asian="14pt" style:font-weight-asian="bold" style:font-size-complex="14pt" style:font-weight-complex="bold"/>
    </style:style>
    <style:style style:name="P36" style:family="paragraph" style:parent-style-name="Text_20_body">
      <style:paragraph-properties fo:line-height="150%" fo:text-align="justify" style:justify-single-word="false"/>
      <style:text-properties fo:font-size="14pt" fo:font-weight="bold" officeooo:rsid="008a1630" officeooo:paragraph-rsid="008a1630" fo:background-color="transparent" style:font-size-asian="14pt" style:font-weight-asian="bold" style:font-size-complex="14pt" style:font-weight-complex="bold"/>
    </style:style>
    <style:style style:name="P37" style:family="paragraph" style:parent-style-name="Text_20_body">
      <style:paragraph-properties fo:line-height="150%" fo:text-align="justify" style:justify-single-word="false"/>
      <style:text-properties fo:font-size="14pt" fo:font-weight="bold" officeooo:rsid="008a1630" officeooo:paragraph-rsid="0090c338" fo:background-color="transparent" style:font-size-asian="14pt" style:font-weight-asian="bold" style:font-size-complex="14pt" style:font-weight-complex="bold"/>
    </style:style>
    <style:style style:name="P38" style:family="paragraph" style:parent-style-name="Text_20_body">
      <style:paragraph-properties fo:line-height="150%" fo:text-align="justify" style:justify-single-word="false"/>
      <style:text-properties fo:font-size="14pt" fo:font-weight="bold" officeooo:rsid="008a1630" officeooo:paragraph-rsid="0090f95f" fo:background-color="transparent" style:font-size-asian="14pt" style:font-weight-asian="bold" style:font-size-complex="14pt" style:font-weight-complex="bold"/>
    </style:style>
    <style:style style:name="P39" style:family="paragraph" style:parent-style-name="Text_20_body">
      <style:paragraph-properties fo:line-height="150%" fo:text-align="justify" style:justify-single-word="false"/>
      <style:text-properties fo:font-size="14pt" fo:font-weight="normal" officeooo:rsid="0043a712" officeooo:paragraph-rsid="0043a712" fo:background-color="transparent" style:font-size-asian="14pt" style:font-weight-asian="normal" style:font-size-complex="14pt" style:font-weight-complex="normal"/>
    </style:style>
    <style:style style:name="P40" style:family="paragraph" style:parent-style-name="Text_20_body">
      <style:paragraph-properties fo:line-height="150%" fo:text-align="justify" style:justify-single-word="false"/>
      <style:text-properties officeooo:rsid="005bbd64" officeooo:paragraph-rsid="005bbd64"/>
    </style:style>
    <style:style style:name="P41" style:family="paragraph" style:parent-style-name="Text_20_body">
      <style:paragraph-properties fo:line-height="150%" fo:text-align="justify" style:justify-single-word="false"/>
      <style:text-properties style:font-name="Times New Roman" fo:font-size="12pt" fo:letter-spacing="0.0008in" fo:language="fr" fo:country="CH" fo:font-weight="normal" officeooo:rsid="004245b7" fo:background-color="#fff200" style:font-size-asian="12pt" style:font-weight-asian="normal" style:font-size-complex="12pt" style:font-weight-complex="normal"/>
    </style:style>
    <style:style style:name="P42" style:family="paragraph" style:parent-style-name="Text_20_body">
      <style:paragraph-properties fo:line-height="150%" fo:text-align="justify" style:justify-single-word="false"/>
      <style:text-properties style:font-name="Times New Roman" fo:font-size="12pt" fo:letter-spacing="0.0008in" fo:language="fr" fo:country="CH" fo:font-weight="normal" officeooo:rsid="004245b7" officeooo:paragraph-rsid="004245b7" fo:background-color="#fff200" style:font-size-asian="12pt" style:font-weight-asian="normal" style:font-size-complex="12pt" style:font-weight-complex="normal"/>
    </style:style>
    <style:style style:name="P43" style:family="paragraph" style:parent-style-name="Text_20_body">
      <style:paragraph-properties fo:line-height="150%" fo:text-align="justify" style:justify-single-word="false"/>
      <style:text-properties style:font-name="Times New Roman" fo:font-size="12pt" fo:letter-spacing="0.0008in" fo:language="fr" fo:country="CH" fo:font-weight="normal" officeooo:rsid="00940327" officeooo:paragraph-rsid="00926d65" fo:background-color="transparent" style:font-size-asian="12pt" style:font-weight-asian="normal" style:font-size-complex="12pt" style:font-weight-complex="normal"/>
    </style:style>
    <style:style style:name="P44" style:family="paragraph" style:parent-style-name="Text_20_body">
      <style:paragraph-properties fo:line-height="150%" fo:text-align="justify" style:justify-single-word="false"/>
      <style:text-properties style:font-name="Times New Roman" fo:font-size="12pt" fo:letter-spacing="0.0008in" fo:language="fr" fo:country="CH" fo:font-weight="normal" officeooo:rsid="0085ebd5" officeooo:paragraph-rsid="0085ebd5" fo:background-color="transparent" style:font-size-asian="10.5pt" style:font-weight-asian="normal" style:font-size-complex="12pt" style:font-weight-complex="normal"/>
    </style:style>
    <style:style style:name="P45"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539322" officeooo:paragraph-rsid="00539322" fo:background-color="#fff200" style:font-size-asian="14pt" style:font-weight-asian="bold" style:font-size-complex="14pt" style:font-weight-complex="bold"/>
    </style:style>
    <style:style style:name="P46"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512cbe" officeooo:paragraph-rsid="00492dc3" fo:background-color="transparent" style:font-size-asian="14pt" style:font-weight-asian="bold" style:font-size-complex="14pt" style:font-weight-complex="bold"/>
    </style:style>
    <style:style style:name="P47"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492dc3" officeooo:paragraph-rsid="00492dc3" fo:background-color="transparent" style:font-size-asian="14pt" style:font-weight-asian="bold" style:font-size-complex="14pt" style:font-weight-complex="bold"/>
    </style:style>
    <style:style style:name="P48"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8586d8" officeooo:paragraph-rsid="008586d8" fo:background-color="transparent" style:font-size-asian="14pt" style:font-weight-asian="bold" style:font-size-complex="14pt" style:font-weight-complex="bold"/>
    </style:style>
    <style:style style:name="P49"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4bf595" officeooo:paragraph-rsid="004bf595" fo:background-color="transparent" style:font-size-asian="14pt" style:font-weight-asian="bold" style:font-size-complex="14pt" style:font-weight-complex="bold"/>
    </style:style>
    <style:style style:name="P50" style:family="paragraph" style:parent-style-name="Text_20_body">
      <style:paragraph-properties fo:line-height="150%" fo:text-align="justify" style:justify-single-word="false"/>
      <style:text-properties style:font-name="Times New Roman" fo:font-size="14pt" fo:letter-spacing="0.0008in" fo:language="fr" fo:country="CH" fo:font-weight="bold" officeooo:rsid="004bf595" officeooo:paragraph-rsid="00a74922" fo:background-color="transparent" style:font-size-asian="14pt" style:font-weight-asian="bold" style:font-size-complex="14pt" style:font-weight-complex="bold"/>
    </style:style>
    <style:style style:name="P51" style:family="paragraph" style:parent-style-name="Text_20_body">
      <style:paragraph-properties fo:line-height="150%" fo:text-align="justify" style:justify-single-word="false"/>
      <style:text-properties style:text-position="0% 100%" style:font-name="Times New Roman" fo:font-size="12pt" fo:letter-spacing="0.0008in" fo:language="fr" fo:country="CH" fo:font-weight="normal" officeooo:rsid="0077192c" officeooo:paragraph-rsid="0077192c" fo:background-color="transparent" style:font-size-asian="12pt" style:font-weight-asian="normal" style:font-size-complex="12pt" style:font-weight-complex="normal"/>
    </style:style>
    <style:style style:name="P52" style:family="paragraph" style:parent-style-name="Text_20_body">
      <style:paragraph-properties fo:line-height="150%" fo:text-align="justify" style:justify-single-word="false"/>
      <style:text-properties style:font-name="times" fo:font-style="normal" officeooo:rsid="003e675d" officeooo:paragraph-rsid="003e675d" style:font-style-asian="normal" style:font-style-complex="normal"/>
    </style:style>
    <style:style style:name="P53" style:family="paragraph" style:parent-style-name="Text_20_body">
      <style:paragraph-properties fo:line-height="150%" fo:text-align="justify" style:justify-single-word="false"/>
      <style:text-properties style:font-name="times" officeooo:rsid="003fc614"/>
    </style:style>
    <style:style style:name="P54" style:family="paragraph" style:parent-style-name="Text_20_body">
      <style:paragraph-properties fo:line-height="150%" fo:text-align="justify" style:justify-single-word="false"/>
      <style:text-properties style:font-name="times" officeooo:rsid="001e0ad7" officeooo:paragraph-rsid="003a2581"/>
    </style:style>
    <style:style style:name="P55" style:family="paragraph" style:parent-style-name="Subtitle">
      <style:paragraph-properties fo:line-height="150%" fo:text-align="center" style:justify-single-word="false"/>
      <style:text-properties style:font-name="times" fo:font-size="14pt" officeooo:paragraph-rsid="001e0ad7" style:font-size-asian="14pt" style:font-size-complex="14pt"/>
    </style:style>
    <style:style style:name="P56" style:family="paragraph" style:parent-style-name="Subtitle">
      <style:paragraph-properties fo:line-height="150%" fo:text-align="center" style:justify-single-word="false"/>
      <style:text-properties style:font-name="times" fo:font-size="13pt" officeooo:paragraph-rsid="001e0ad7" style:font-size-asian="13pt" style:font-size-complex="13pt"/>
    </style:style>
    <style:style style:name="P57" style:family="paragraph" style:parent-style-name="Standard">
      <style:paragraph-properties fo:margin-left="0.0102in" fo:margin-right="0in" fo:line-height="150%" fo:text-align="justify" style:justify-single-word="false" fo:text-indent="0in" style:auto-text-indent="false"/>
      <style:text-properties style:font-name="times" fo:font-size="12pt" fo:language="fr" fo:country="CH" officeooo:paragraph-rsid="008626f4" style:font-size-asian="12pt"/>
    </style:style>
    <style:style style:name="P58" style:family="paragraph" style:parent-style-name="Standard">
      <style:paragraph-properties fo:margin-left="0.0102in" fo:margin-right="0in" fo:line-height="150%" fo:text-align="justify" style:justify-single-word="false" fo:text-indent="0in" style:auto-text-indent="false"/>
      <style:text-properties style:font-name="times" fo:font-size="12pt" fo:letter-spacing="0.0016in" fo:language="fr" fo:country="CH" officeooo:rsid="00216d4d" officeooo:paragraph-rsid="008626f4" style:font-size-asian="12pt" style:font-size-complex="12pt"/>
    </style:style>
    <style:style style:name="P59" style:family="paragraph" style:parent-style-name="Standard" style:list-style-name="L3">
      <style:paragraph-properties fo:line-height="150%" fo:text-align="justify" style:justify-single-word="false"/>
      <style:text-properties officeooo:paragraph-rsid="008626f4"/>
    </style:style>
    <style:style style:name="P60" style:family="paragraph" style:parent-style-name="Standard" style:list-style-name="L3">
      <style:paragraph-properties fo:line-height="150%" fo:text-align="justify" style:justify-single-word="false"/>
      <style:text-properties officeooo:rsid="0026a0b2" officeooo:paragraph-rsid="008626f4"/>
    </style:style>
    <style:style style:name="P61" style:family="paragraph" style:parent-style-name="Standard" style:list-style-name="L3">
      <style:paragraph-properties fo:line-height="150%" fo:text-align="justify" style:justify-single-word="false"/>
      <style:text-properties style:font-name="times" fo:font-size="12pt" fo:letter-spacing="0.0016in" fo:language="fr" fo:country="CH" officeooo:rsid="002878bc" officeooo:paragraph-rsid="008626f4" style:font-size-asian="12pt" style:font-size-complex="12pt"/>
    </style:style>
    <style:style style:name="P62" style:family="paragraph" style:parent-style-name="Standard" style:list-style-name="L3">
      <style:paragraph-properties fo:line-height="150%" fo:text-align="justify" style:justify-single-word="false"/>
      <style:text-properties fo:font-size="14pt" fo:font-weight="normal" officeooo:rsid="002e78de" officeooo:paragraph-rsid="008626f4" fo:background-color="transparent" style:font-size-asian="14pt" style:font-weight-asian="normal" style:font-size-complex="14pt" style:font-weight-complex="normal"/>
    </style:style>
    <style:style style:name="P63" style:family="paragraph" style:parent-style-name="Text_20_body" style:list-style-name="L1">
      <style:paragraph-properties fo:line-height="150%" fo:text-align="justify" style:justify-single-word="false"/>
      <style:text-properties fo:font-size="12pt" fo:font-weight="normal" officeooo:rsid="00719c9b" officeooo:paragraph-rsid="00719c9b" fo:background-color="#fff200" style:font-size-asian="12pt" style:font-weight-asian="normal" style:font-size-complex="12pt" style:font-weight-complex="normal"/>
    </style:style>
    <style:style style:name="P64" style:family="paragraph" style:parent-style-name="Text_20_body" style:list-style-name="L2">
      <style:paragraph-properties fo:line-height="150%" fo:text-align="justify" style:justify-single-word="false"/>
      <style:text-properties fo:font-size="12pt" fo:font-weight="normal" officeooo:rsid="0073d837" officeooo:paragraph-rsid="0075b832" fo:background-color="#fff200" style:font-size-asian="12pt" style:font-weight-asian="normal" style:font-size-complex="12pt" style:font-weight-complex="normal"/>
    </style:style>
    <style:style style:name="P65" style:family="paragraph" style:parent-style-name="Text_20_body" style:list-style-name="L4">
      <style:paragraph-properties fo:line-height="150%" fo:text-align="justify" style:justify-single-word="false"/>
      <style:text-properties fo:font-size="12pt" officeooo:rsid="009bed8d" officeooo:paragraph-rsid="009bed8d" style:font-size-asian="12pt" style:font-size-complex="12pt"/>
    </style:style>
    <style:style style:name="P66" style:family="paragraph" style:parent-style-name="Text_20_body" style:list-style-name="L4">
      <style:paragraph-properties fo:line-height="150%" fo:text-align="justify" style:justify-single-word="false"/>
      <style:text-properties fo:font-size="12pt" officeooo:paragraph-rsid="00a5b837" style:font-size-asian="12pt" style:font-size-complex="12pt"/>
    </style:style>
    <style:style style:name="P67" style:family="paragraph" style:parent-style-name="Text_20_body" style:list-style-name="L2">
      <style:paragraph-properties fo:line-height="150%" fo:text-align="justify" style:justify-single-word="false"/>
      <style:text-properties style:font-name="Times New Roman" fo:font-size="12pt" fo:letter-spacing="0.0008in" fo:language="fr" fo:country="CH" fo:font-weight="normal" officeooo:rsid="00762e73" officeooo:paragraph-rsid="00762e73" fo:background-color="transparent" style:font-size-asian="12pt" style:font-weight-asian="normal" style:font-size-complex="12pt" style:font-weight-complex="normal"/>
    </style:style>
    <style:style style:name="P68" style:family="paragraph" style:parent-style-name="Text_20_body">
      <style:paragraph-properties fo:line-height="150%" fo:text-align="justify" style:justify-single-word="false"/>
      <style:text-properties fo:font-size="14pt" fo:font-weight="bold" officeooo:rsid="004bf595" officeooo:paragraph-rsid="004bf595" fo:background-color="transparent" style:font-size-asian="14pt" style:font-weight-asian="bold" style:font-size-complex="14pt" style:font-weight-complex="bold"/>
    </style:style>
    <style:style style:name="P69" style:family="paragraph" style:parent-style-name="Heading_20_2">
      <style:paragraph-properties fo:line-height="150%"/>
    </style:style>
    <style:style style:name="P70" style:family="paragraph" style:parent-style-name="Heading_20_2">
      <style:paragraph-properties fo:line-height="150%" fo:text-align="justify" style:justify-single-word="false"/>
      <style:text-properties officeooo:paragraph-rsid="0059f886"/>
    </style:style>
    <style:style style:name="P71" style:family="paragraph" style:parent-style-name="Heading_20_2">
      <style:paragraph-properties fo:line-height="150%" fo:text-align="justify" style:justify-single-word="false"/>
      <style:text-properties officeooo:paragraph-rsid="0031ccba"/>
    </style:style>
    <style:style style:name="P72" style:family="paragraph" style:parent-style-name="Heading_20_1">
      <style:paragraph-properties fo:line-height="150%" fo:text-align="justify" style:justify-single-word="false"/>
      <style:text-properties style:font-name="times"/>
    </style:style>
    <style:style style:name="P73" style:family="paragraph" style:parent-style-name="Heading_20_1">
      <style:paragraph-properties fo:line-height="150%"/>
    </style:style>
    <style:style style:name="P74" style:family="paragraph" style:parent-style-name="Heading_20_3">
      <style:paragraph-properties fo:line-height="150%"/>
    </style:style>
    <style:style style:name="T1" style:family="text">
      <style:text-properties style:font-name="Times New Roman" fo:letter-spacing="0.0008in" fo:language="fr" fo:country="CH"/>
    </style:style>
    <style:style style:name="T2" style:family="text">
      <style:text-properties style:font-name="Times New Roman" fo:letter-spacing="0.0008in" fo:language="fr" fo:country="CH" fo:font-weight="normal" style:font-weight-asian="normal" style:font-weight-complex="normal"/>
    </style:style>
    <style:style style:name="T3" style:family="text">
      <style:text-properties style:font-name="Times New Roman" fo:letter-spacing="0.0008in" fo:language="fr" fo:country="CH" fo:font-weight="normal" officeooo:rsid="004245b7" style:font-weight-asian="normal" style:font-weight-complex="normal"/>
    </style:style>
    <style:style style:name="T4" style:family="text">
      <style:text-properties style:font-name="Times New Roman" fo:letter-spacing="0.0008in" fo:language="fr" fo:country="CH" fo:font-weight="normal" officeooo:rsid="00926d65" style:font-weight-asian="normal" style:font-weight-complex="normal"/>
    </style:style>
    <style:style style:name="T5" style:family="text">
      <style:text-properties style:font-name="Times New Roman" fo:letter-spacing="0.0008in" fo:language="fr" fo:country="CH" fo:font-weight="normal" officeooo:rsid="00940327" style:font-weight-asian="normal" style:font-weight-complex="normal"/>
    </style:style>
    <style:style style:name="T6" style:family="text">
      <style:text-properties style:font-name="Times New Roman" fo:letter-spacing="0.0008in" fo:language="fr" fo:country="CH" fo:font-weight="normal" officeooo:rsid="009aa143" style:font-weight-asian="normal" style:font-weight-complex="normal"/>
    </style:style>
    <style:style style:name="T7" style:family="text">
      <style:text-properties style:font-name="Times New Roman" fo:letter-spacing="0.0008in" fo:language="fr" fo:country="CH" fo:font-weight="normal" fo:background-color="transparent" loext:char-shading-value="0" style:font-weight-asian="normal" style:font-weight-complex="normal"/>
    </style:style>
    <style:style style:name="T8" style:family="text">
      <style:text-properties style:font-name="Times New Roman" fo:letter-spacing="0.0008in" fo:language="fr" fo:country="CH" fo:font-weight="normal" officeooo:rsid="009aa143" fo:background-color="transparent" loext:char-shading-value="0" style:font-weight-asian="normal" style:font-weight-complex="normal"/>
    </style:style>
    <style:style style:name="T9" style:family="text">
      <style:text-properties style:font-name="Times New Roman" fo:letter-spacing="0.0008in" fo:language="fr" fo:country="CH" fo:font-weight="normal" officeooo:rsid="009cde40" fo:background-color="transparent" loext:char-shading-value="0" style:font-weight-asian="normal" style:font-weight-complex="normal"/>
    </style:style>
    <style:style style:name="T10" style:family="text">
      <style:text-properties style:font-name="Times New Roman" fo:letter-spacing="0.0008in" fo:language="fr" fo:country="CH" fo:font-weight="normal" officeooo:rsid="009dbbc1" fo:background-color="transparent" loext:char-shading-value="0" style:font-weight-asian="normal" style:font-weight-complex="normal"/>
    </style:style>
    <style:style style:name="T11" style:family="text">
      <style:text-properties style:font-name="Times New Roman" fo:letter-spacing="0.0008in" fo:language="fr" fo:country="CH" fo:font-weight="normal" officeooo:rsid="009f0e73" fo:background-color="transparent" loext:char-shading-value="0" style:font-weight-asian="normal" style:font-weight-complex="normal"/>
    </style:style>
    <style:style style:name="T12" style:family="text">
      <style:text-properties style:font-name="Times New Roman" fo:letter-spacing="0.0008in" fo:language="fr" fo:country="CH" fo:font-weight="normal" officeooo:rsid="00a06319" fo:background-color="transparent" loext:char-shading-value="0" style:font-weight-asian="normal" style:font-weight-complex="normal"/>
    </style:style>
    <style:style style:name="T13" style:family="text">
      <style:text-properties style:font-name="Times New Roman" fo:letter-spacing="0.0008in" fo:language="fr" fo:country="CH" fo:font-weight="normal" officeooo:rsid="00a18c89" fo:background-color="transparent" loext:char-shading-value="0" style:font-weight-asian="normal" style:font-weight-complex="normal"/>
    </style:style>
    <style:style style:name="T14" style:family="text">
      <style:text-properties style:font-name="Times New Roman" fo:letter-spacing="0.0008in" fo:language="fr" fo:country="CH" fo:font-weight="normal" officeooo:rsid="00a2e1a9" fo:background-color="transparent" loext:char-shading-value="0" style:font-weight-asian="normal" style:font-weight-complex="normal"/>
    </style:style>
    <style:style style:name="T15" style:family="text">
      <style:text-properties style:font-name="Times New Roman" fo:letter-spacing="0.0008in" fo:language="fr" fo:country="CH" fo:font-weight="normal" officeooo:rsid="00a5b837" fo:background-color="transparent" loext:char-shading-value="0" style:font-weight-asian="normal" style:font-weight-complex="normal"/>
    </style:style>
    <style:style style:name="T16" style:family="text">
      <style:text-properties style:font-name="Times New Roman" fo:letter-spacing="0.0008in" fo:language="fr" fo:country="CH" fo:font-weight="normal" officeooo:rsid="00a3c845" fo:background-color="transparent" loext:char-shading-value="0" style:font-weight-asian="normal" style:font-weight-complex="normal"/>
    </style:style>
    <style:style style:name="T17" style:family="text">
      <style:text-properties style:font-name="Times New Roman" fo:letter-spacing="0.0008in" fo:language="fr" fo:country="CH" fo:font-weight="normal" officeooo:rsid="00a624b8" fo:background-color="transparent" loext:char-shading-value="0" style:font-weight-asian="normal" style:font-weight-complex="normal"/>
    </style:style>
    <style:style style:name="T18" style:family="text">
      <style:text-properties style:font-name="Times New Roman" fo:letter-spacing="0.0008in" fo:language="fr" fo:country="CH" officeooo:rsid="004245b7"/>
    </style:style>
    <style:style style:name="T19" style:family="text">
      <style:text-properties style:font-name="Times New Roman" fo:letter-spacing="0.0008in" fo:language="fr" fo:country="CH" officeooo:rsid="0049fa06"/>
    </style:style>
    <style:style style:name="T20" style:family="text">
      <style:text-properties style:font-name="Times New Roman" fo:letter-spacing="0.0008in" fo:language="fr" fo:country="CH" officeooo:rsid="004de636"/>
    </style:style>
    <style:style style:name="T21" style:family="text">
      <style:text-properties style:font-name="Times New Roman" fo:letter-spacing="0.0008in" fo:language="fr" fo:country="CH" officeooo:rsid="004e7505"/>
    </style:style>
    <style:style style:name="T22" style:family="text">
      <style:text-properties style:font-name="Times New Roman" fo:letter-spacing="0.0008in" fo:language="fr" fo:country="CH" officeooo:rsid="0050b36c"/>
    </style:style>
    <style:style style:name="T23" style:family="text">
      <style:text-properties style:font-name="Times New Roman" fo:letter-spacing="0.0008in" fo:language="fr" fo:country="CH" officeooo:rsid="00512cbe"/>
    </style:style>
    <style:style style:name="T24" style:family="text">
      <style:text-properties style:font-name="Times New Roman" fo:letter-spacing="0.0008in" fo:language="fr" fo:country="CH" officeooo:rsid="00522194"/>
    </style:style>
    <style:style style:name="T25" style:family="text">
      <style:text-properties style:font-name="Times New Roman" fo:letter-spacing="0.0008in" fo:language="fr" fo:country="CH" officeooo:rsid="00539322"/>
    </style:style>
    <style:style style:name="T26" style:family="text">
      <style:text-properties style:font-name="Times New Roman" fo:letter-spacing="0.0008in" fo:language="fr" fo:country="CH" officeooo:rsid="005747a4"/>
    </style:style>
    <style:style style:name="T27" style:family="text">
      <style:text-properties style:font-name="Times New Roman" fo:letter-spacing="0.0008in" fo:language="fr" fo:country="CH" fo:background-color="transparent" loext:char-shading-value="0"/>
    </style:style>
    <style:style style:name="T28" style:family="text">
      <style:text-properties style:font-name="Times New Roman" fo:letter-spacing="0.0008in" fo:language="fr" fo:country="CH" officeooo:rsid="00652d3c" fo:background-color="transparent" loext:char-shading-value="0"/>
    </style:style>
    <style:style style:name="T29" style:family="text">
      <style:text-properties style:font-name="Times New Roman" fo:letter-spacing="0.0008in" fo:language="fr" fo:country="CH" officeooo:rsid="0065af57" fo:background-color="transparent" loext:char-shading-value="0"/>
    </style:style>
    <style:style style:name="T30" style:family="text">
      <style:text-properties style:font-name="Times New Roman" fo:letter-spacing="0.0008in" fo:language="fr" fo:country="CH" officeooo:rsid="0065f469" fo:background-color="transparent" loext:char-shading-value="0"/>
    </style:style>
    <style:style style:name="T31" style:family="text">
      <style:text-properties style:font-name="Times New Roman" fo:letter-spacing="0.0008in" fo:language="fr" fo:country="CH" officeooo:rsid="0066fbee" fo:background-color="transparent" loext:char-shading-value="0"/>
    </style:style>
    <style:style style:name="T32" style:family="text">
      <style:text-properties style:font-name="Times New Roman" fo:letter-spacing="0.0008in" fo:language="fr" fo:country="CH" officeooo:rsid="0067955f" fo:background-color="transparent" loext:char-shading-value="0"/>
    </style:style>
    <style:style style:name="T33" style:family="text">
      <style:text-properties style:font-name="Times New Roman" fo:letter-spacing="0.0008in" fo:language="fr" fo:country="CH" officeooo:rsid="0067bff0" fo:background-color="transparent" loext:char-shading-value="0"/>
    </style:style>
    <style:style style:name="T34" style:family="text">
      <style:text-properties style:font-name="Times New Roman" fo:letter-spacing="0.0008in" fo:language="fr" fo:country="CH" officeooo:rsid="00685f82" fo:background-color="transparent" loext:char-shading-value="0"/>
    </style:style>
    <style:style style:name="T35" style:family="text">
      <style:text-properties style:font-name="Times New Roman" fo:letter-spacing="0.0008in" fo:language="fr" fo:country="CH" officeooo:rsid="00719c9b" fo:background-color="transparent" loext:char-shading-value="0"/>
    </style:style>
    <style:style style:name="T36" style:family="text">
      <style:text-properties style:font-name="Times New Roman" fo:letter-spacing="0.0008in" fo:language="fr" fo:country="CH" officeooo:rsid="007307c8" fo:background-color="transparent" loext:char-shading-value="0"/>
    </style:style>
    <style:style style:name="T37" style:family="text">
      <style:text-properties style:font-name="Times New Roman" fo:letter-spacing="0.0008in" fo:language="fr" fo:country="CH" officeooo:rsid="0073d837" fo:background-color="transparent" loext:char-shading-value="0"/>
    </style:style>
    <style:style style:name="T38" style:family="text">
      <style:text-properties style:font-name="Times New Roman" fo:letter-spacing="0.0008in" fo:language="fr" fo:country="CH" officeooo:rsid="0075b832" fo:background-color="transparent" loext:char-shading-value="0"/>
    </style:style>
    <style:style style:name="T39" style:family="text">
      <style:text-properties style:font-name="Times New Roman" fo:letter-spacing="0.0008in" fo:language="fr" fo:country="CH" officeooo:rsid="00762e73" fo:background-color="transparent" loext:char-shading-value="0"/>
    </style:style>
    <style:style style:name="T40" style:family="text">
      <style:text-properties style:font-name="Times New Roman" fo:letter-spacing="0.0008in" fo:language="fr" fo:country="CH" officeooo:rsid="0061b983"/>
    </style:style>
    <style:style style:name="T41" style:family="text">
      <style:text-properties style:font-name="Times New Roman" fo:letter-spacing="0.0008in" fo:language="fr" fo:country="CH" officeooo:rsid="00652d3c"/>
    </style:style>
    <style:style style:name="T42" style:family="text">
      <style:text-properties style:font-name="Times New Roman" fo:letter-spacing="0.0008in" fo:language="fr" fo:country="CH" fo:font-style="italic" officeooo:rsid="00652d3c" fo:background-color="transparent" loext:char-shading-value="0" style:font-style-asian="italic" style:font-style-complex="italic"/>
    </style:style>
    <style:style style:name="T43" style:family="text">
      <style:text-properties style:font-name="Times New Roman" fo:letter-spacing="0.0008in" fo:language="fr" fo:country="CH" officeooo:rsid="00695832"/>
    </style:style>
    <style:style style:name="T44" style:family="text">
      <style:text-properties style:font-name="Times New Roman" fo:letter-spacing="0.0008in" fo:language="fr" fo:country="CH" officeooo:rsid="0068c4ad"/>
    </style:style>
    <style:style style:name="T45" style:family="text">
      <style:text-properties style:font-name="Times New Roman" fo:letter-spacing="0.0008in" fo:language="fr" fo:country="CH" officeooo:rsid="006aeeb7"/>
    </style:style>
    <style:style style:name="T46" style:family="text">
      <style:text-properties style:font-name="Times New Roman" fo:letter-spacing="0.0008in" fo:language="fr" fo:country="CH" officeooo:rsid="006cbe45"/>
    </style:style>
    <style:style style:name="T47" style:family="text">
      <style:text-properties style:font-name="Times New Roman" fo:letter-spacing="0.0008in" fo:language="fr" fo:country="CH" officeooo:rsid="00719c9b"/>
    </style:style>
    <style:style style:name="T48" style:family="text">
      <style:text-properties style:font-name="Times New Roman" fo:letter-spacing="0.0008in" fo:language="fr" fo:country="CH" officeooo:rsid="0063326f"/>
    </style:style>
    <style:style style:name="T49" style:family="text">
      <style:text-properties style:font-name="Times New Roman" fo:letter-spacing="0.0008in" fo:language="fr" fo:country="CH" officeooo:rsid="00762e73"/>
    </style:style>
    <style:style style:name="T50" style:family="text">
      <style:text-properties style:font-name="Times New Roman" fo:letter-spacing="0.0008in" fo:language="fr" fo:country="CH" officeooo:rsid="0076a72f"/>
    </style:style>
    <style:style style:name="T51" style:family="text">
      <style:text-properties style:font-name="Times New Roman" fo:letter-spacing="0.0008in" fo:language="fr" fo:country="CH" officeooo:rsid="0076e267"/>
    </style:style>
    <style:style style:name="T52" style:family="text">
      <style:text-properties style:font-name="Times New Roman" fo:letter-spacing="0.0008in" fo:language="fr" fo:country="CH" officeooo:rsid="0077192c"/>
    </style:style>
    <style:style style:name="T53" style:family="text">
      <style:text-properties style:font-name="Times New Roman" fo:letter-spacing="0.0008in" fo:language="fr" fo:country="CH" officeooo:rsid="00802ab7"/>
    </style:style>
    <style:style style:name="T54" style:family="text">
      <style:text-properties style:font-name="Times New Roman" fo:letter-spacing="0.0008in" fo:language="fr" fo:country="CH" officeooo:rsid="0086f348"/>
    </style:style>
    <style:style style:name="T55" style:family="text">
      <style:text-properties style:font-name="Times New Roman" fo:letter-spacing="0.0008in" fo:language="fr" fo:country="CH" officeooo:rsid="00aaeddb" style:font-size-asian="12.25pt"/>
    </style:style>
    <style:style style:name="T56" style:family="text">
      <style:text-properties style:font-name="Times New Roman" fo:letter-spacing="0.0008in" style:font-size-complex="12pt"/>
    </style:style>
    <style:style style:name="T57" style:family="text">
      <style:text-properties style:font-name="Times New Roman" fo:letter-spacing="0.0008in" officeooo:rsid="001ed5f1" style:font-size-complex="12pt"/>
    </style:style>
    <style:style style:name="T58" style:family="text">
      <style:text-properties style:font-name="Times New Roman" fo:letter-spacing="0.0008in" officeooo:rsid="00418c32" style:font-size-complex="12pt"/>
    </style:style>
    <style:style style:name="T59" style:family="text">
      <style:text-properties style:font-name="Times New Roman" fo:letter-spacing="0.0008in" officeooo:rsid="0031ccba" style:font-size-complex="12pt"/>
    </style:style>
    <style:style style:name="T60" style:family="text">
      <style:text-properties style:font-name="Times New Roman" fo:letter-spacing="normal" style:font-size-complex="12pt"/>
    </style:style>
    <style:style style:name="T61" style:family="text">
      <style:text-properties style:font-name="Times New Roman" fo:letter-spacing="normal" officeooo:rsid="001ed5f1" style:font-size-complex="12pt"/>
    </style:style>
    <style:style style:name="T62" style:family="text">
      <style:text-properties style:font-name="Times New Roman" fo:font-size="12pt" fo:letter-spacing="0.0008in" style:font-size-asian="12pt" style:font-size-complex="12pt"/>
    </style:style>
    <style:style style:name="T63" style:family="text">
      <style:text-properties style:font-name="Times New Roman" fo:font-size="12pt" fo:letter-spacing="0.0008in" officeooo:rsid="001ed5f1" style:font-size-asian="12pt" style:font-size-complex="12pt"/>
    </style:style>
    <style:style style:name="T64" style:family="text">
      <style:text-properties style:font-name="Times New Roman" fo:font-size="12pt" fo:letter-spacing="0.0008in" officeooo:rsid="0031ccba" style:font-size-asian="12pt" style:font-size-complex="12pt"/>
    </style:style>
    <style:style style:name="T65" style:family="text">
      <style:text-properties style:font-name="Times New Roman" fo:font-size="12pt" fo:letter-spacing="0.0008in" officeooo:rsid="0005877e" style:font-size-asian="12pt" style:font-size-complex="12pt"/>
    </style:style>
    <style:style style:name="T66" style:family="text">
      <style:text-properties style:font-name="Times New Roman" fo:font-size="12pt" fo:letter-spacing="0.0008in" officeooo:rsid="0039cb14" style:font-size-asian="12pt" style:font-size-complex="12pt"/>
    </style:style>
    <style:style style:name="T67" style:family="text">
      <style:text-properties style:font-name="Times New Roman" fo:font-size="12pt" fo:letter-spacing="0.0008in" officeooo:rsid="004245b7" style:font-size-asian="12pt" style:font-size-complex="12pt"/>
    </style:style>
    <style:style style:name="T68" style:family="text">
      <style:text-properties style:font-name="Times New Roman" fo:font-size="12pt" fo:letter-spacing="0.0008in" officeooo:rsid="0043a712" style:font-size-asian="12pt" style:font-size-complex="12pt"/>
    </style:style>
    <style:style style:name="T69" style:family="text">
      <style:text-properties style:font-name="Times New Roman" fo:font-size="12pt" fo:letter-spacing="0.0008in" officeooo:rsid="00458822" style:font-size-asian="12pt" style:font-size-complex="12pt"/>
    </style:style>
    <style:style style:name="T70" style:family="text">
      <style:text-properties style:font-name="Times New Roman" fo:font-size="12pt" fo:letter-spacing="0.0008in" fo:language="fr" fo:country="CH" fo:font-weight="normal" style:font-size-asian="12pt" style:font-weight-asian="normal" style:font-size-complex="12pt" style:font-weight-complex="normal"/>
    </style:style>
    <style:style style:name="T71" style:family="text">
      <style:text-properties style:font-name="Times New Roman" fo:font-size="12pt" fo:letter-spacing="0.0008in" fo:language="fr" fo:country="CH" fo:font-weight="normal" officeooo:rsid="001ed5f1" style:font-size-asian="12pt" style:font-weight-asian="normal" style:font-size-complex="12pt" style:font-weight-complex="normal"/>
    </style:style>
    <style:style style:name="T72" style:family="text">
      <style:text-properties style:font-name="Times New Roman" fo:font-size="12pt" fo:letter-spacing="0.0008in" fo:language="fr" fo:country="CH" fo:font-weight="normal" officeooo:rsid="005bbd64" style:font-size-asian="12pt" style:font-weight-asian="normal" style:font-size-complex="12pt" style:font-weight-complex="normal"/>
    </style:style>
    <style:style style:name="T73" style:family="text">
      <style:text-properties style:font-name="Times New Roman" fo:font-size="12pt" fo:letter-spacing="0.0008in" fo:language="fr" fo:country="CH" fo:font-weight="normal" officeooo:rsid="005d09ee" style:font-size-asian="12pt" style:font-weight-asian="normal" style:font-size-complex="12pt" style:font-weight-complex="normal"/>
    </style:style>
    <style:style style:name="T74" style:family="text">
      <style:text-properties style:font-name="Times New Roman" fo:font-size="12pt" fo:letter-spacing="0.0008in" fo:language="fr" fo:country="CH" fo:font-weight="normal" officeooo:rsid="005ef7e4" style:font-size-asian="12pt" style:font-weight-asian="normal" style:font-size-complex="12pt" style:font-weight-complex="normal"/>
    </style:style>
    <style:style style:name="T75" style:family="text">
      <style:text-properties style:font-name="Times New Roman" fo:font-size="12pt" fo:letter-spacing="0.0008in" fo:language="fr" fo:country="CH" fo:font-weight="normal" officeooo:rsid="005f9c6c" style:font-size-asian="12pt" style:font-weight-asian="normal" style:font-size-complex="12pt" style:font-weight-complex="normal"/>
    </style:style>
    <style:style style:name="T76" style:family="text">
      <style:text-properties style:font-name="Times New Roman" fo:font-size="12pt" fo:letter-spacing="0.0008in" fo:language="fr" fo:country="CH" fo:font-weight="normal" officeooo:rsid="00606101" style:font-size-asian="12pt" style:font-weight-asian="normal" style:font-size-complex="12pt" style:font-weight-complex="normal"/>
    </style:style>
    <style:style style:name="T77" style:family="text">
      <style:text-properties style:font-name="Times New Roman" fo:font-size="12pt" fo:letter-spacing="0.0008in" fo:language="fr" fo:country="CH" fo:font-weight="normal" officeooo:rsid="0078e297" style:font-size-asian="12pt" style:font-weight-asian="normal" style:font-size-complex="12pt" style:font-weight-complex="normal"/>
    </style:style>
    <style:style style:name="T78" style:family="text">
      <style:text-properties style:font-name="Times New Roman" fo:font-size="12pt" fo:letter-spacing="0.0008in" fo:language="fr" fo:country="CH" fo:font-weight="normal" officeooo:rsid="007aab9e" style:font-size-asian="12pt" style:font-weight-asian="normal" style:font-size-complex="12pt" style:font-weight-complex="normal"/>
    </style:style>
    <style:style style:name="T79" style:family="text">
      <style:text-properties style:font-name="Times New Roman" fo:font-size="12pt" fo:letter-spacing="0.0008in" fo:language="fr" fo:country="CH" fo:font-weight="normal" officeooo:rsid="007b7aa6" style:font-size-asian="12pt" style:font-weight-asian="normal" style:font-size-complex="12pt" style:font-weight-complex="normal"/>
    </style:style>
    <style:style style:name="T80" style:family="text">
      <style:text-properties style:font-name="Times New Roman" fo:font-size="12pt" fo:letter-spacing="0.0008in" fo:language="fr" fo:country="CH" fo:font-weight="normal" officeooo:rsid="007da6a1" style:font-size-asian="12pt" style:font-weight-asian="normal" style:font-size-complex="12pt" style:font-weight-complex="normal"/>
    </style:style>
    <style:style style:name="T81" style:family="text">
      <style:text-properties style:font-name="Times New Roman" fo:font-size="12pt" fo:letter-spacing="0.0008in" fo:language="fr" fo:country="CH" fo:font-weight="normal" officeooo:rsid="007e5205" style:font-size-asian="12pt" style:font-weight-asian="normal" style:font-size-complex="12pt" style:font-weight-complex="normal"/>
    </style:style>
    <style:style style:name="T82" style:family="text">
      <style:text-properties style:font-name="Times New Roman" fo:font-size="12pt" fo:letter-spacing="0.0008in" fo:language="fr" fo:country="CH" fo:font-weight="normal" officeooo:rsid="00802ab7" style:font-size-asian="12pt" style:font-weight-asian="normal" style:font-size-complex="12pt" style:font-weight-complex="normal"/>
    </style:style>
    <style:style style:name="T83" style:family="text">
      <style:text-properties style:font-name="Times New Roman" fo:font-size="12pt" fo:letter-spacing="0.0008in" fo:language="fr" fo:country="CH" fo:font-weight="normal" officeooo:rsid="004e7505" style:font-size-asian="12pt" style:font-weight-asian="normal" style:font-size-complex="12pt" style:font-weight-complex="normal"/>
    </style:style>
    <style:style style:name="T84" style:family="text">
      <style:text-properties style:font-name="Times New Roman" fo:font-size="12pt" fo:letter-spacing="0.0008in" fo:language="fr" fo:country="CH" fo:font-weight="normal" officeooo:rsid="0091a44b" style:font-size-asian="12pt" style:font-weight-asian="normal" style:font-size-complex="12pt" style:font-weight-complex="normal"/>
    </style:style>
    <style:style style:name="T85" style:family="text">
      <style:text-properties style:font-name="Times New Roman" fo:font-size="12pt" fo:letter-spacing="0.0008in" fo:language="fr" fo:country="CH" fo:font-weight="normal" officeooo:rsid="00926d65" style:font-size-asian="12pt" style:font-weight-asian="normal" style:font-size-complex="12pt" style:font-weight-complex="normal"/>
    </style:style>
    <style:style style:name="T86" style:family="text">
      <style:text-properties style:font-name="Times New Roman" fo:font-size="12pt" fo:letter-spacing="0.0008in" fo:language="fr" fo:country="CH" fo:font-weight="normal" fo:background-color="transparent" loext:char-shading-value="0" style:font-size-asian="10.5pt" style:font-weight-asian="normal" style:font-size-complex="12pt" style:font-weight-complex="normal"/>
    </style:style>
    <style:style style:name="T87" style:family="text">
      <style:text-properties style:font-name="Times New Roman" fo:font-size="12pt" fo:letter-spacing="0.0008in" fo:language="fr" fo:country="CH" fo:font-weight="normal" officeooo:rsid="0060b515" fo:background-color="transparent" loext:char-shading-value="0" style:font-size-asian="10.5pt" style:font-weight-asian="normal" style:font-size-complex="12pt" style:font-weight-complex="normal"/>
    </style:style>
    <style:style style:name="T88" style:family="text">
      <style:text-properties style:font-name="Times New Roman" fo:font-size="12pt" fo:letter-spacing="0.0008in" fo:language="fr" fo:country="CH" fo:font-weight="normal" officeooo:rsid="00802ab7" style:font-size-asian="10.5pt" style:font-weight-asian="normal" style:font-size-complex="12pt" style:font-weight-complex="normal"/>
    </style:style>
    <style:style style:name="T89" style:family="text">
      <style:text-properties style:font-name="Times New Roman" fo:font-size="12pt" fo:letter-spacing="0.0008in" fo:language="fr" fo:country="CH" fo:font-weight="normal" officeooo:rsid="0081d1e6" style:font-size-asian="10.5pt" style:font-weight-asian="normal" style:font-size-complex="12pt" style:font-weight-complex="normal"/>
    </style:style>
    <style:style style:name="T90" style:family="text">
      <style:text-properties style:font-name="Times New Roman" fo:font-size="12pt" fo:letter-spacing="0.0008in" fo:language="fr" fo:country="CH" fo:font-weight="normal" officeooo:rsid="0083971e" style:font-size-asian="10.5pt" style:font-weight-asian="normal" style:font-size-complex="12pt" style:font-weight-complex="normal"/>
    </style:style>
    <style:style style:name="T91" style:family="text">
      <style:text-properties style:font-name="Times New Roman" fo:font-size="12pt" fo:letter-spacing="0.0008in" fo:language="fr" fo:country="CH" fo:font-weight="normal" officeooo:rsid="00a90829" style:font-size-asian="10.5pt" style:font-weight-asian="normal" style:font-size-complex="12pt" style:font-weight-complex="normal"/>
    </style:style>
    <style:style style:name="T92" style:family="text">
      <style:text-properties style:font-name="Times New Roman" fo:font-size="12pt" fo:letter-spacing="0.0008in" fo:language="fr" fo:country="CH" fo:font-weight="normal" officeooo:rsid="00aaeddb" style:font-size-asian="10.5pt" style:font-weight-asian="normal" style:font-size-complex="12pt" style:font-weight-complex="normal"/>
    </style:style>
    <style:style style:name="T93" style:family="text">
      <style:text-properties style:font-name="Times New Roman" fo:font-size="12pt" fo:letter-spacing="0.0008in" fo:language="fr" fo:country="CH" fo:font-weight="normal" officeooo:rsid="00ac56bd" style:font-size-asian="10.5pt" style:font-weight-asian="normal" style:font-size-complex="12pt" style:font-weight-complex="normal"/>
    </style:style>
    <style:style style:name="T94" style:family="text">
      <style:text-properties style:font-name="Times New Roman" fo:font-size="12pt" fo:letter-spacing="0.0008in" fo:language="fr" fo:country="CH" fo:font-weight="normal" officeooo:rsid="00adc3ba" style:font-size-asian="10.5pt" style:font-weight-asian="normal" style:font-size-complex="12pt" style:font-weight-complex="normal"/>
    </style:style>
    <style:style style:name="T95" style:family="text">
      <style:text-properties style:font-name="Times New Roman" fo:font-size="12pt" fo:letter-spacing="0.0008in" fo:language="fr" fo:country="CH" officeooo:rsid="0060b515" style:font-size-asian="12pt" style:font-size-complex="12pt"/>
    </style:style>
    <style:style style:name="T96" style:family="text">
      <style:text-properties style:font-name="Times New Roman" fo:font-size="12pt" fo:letter-spacing="0.0008in" fo:language="fr" fo:country="CH" officeooo:rsid="00616172" style:font-size-asian="12pt" style:font-size-complex="12pt"/>
    </style:style>
    <style:style style:name="T97" style:family="text">
      <style:text-properties style:font-name="Times New Roman" fo:font-size="12pt" fo:letter-spacing="0.0008in" fo:language="fr" fo:country="CH" officeooo:rsid="00618314" style:font-size-asian="12pt" style:font-size-complex="12pt"/>
    </style:style>
    <style:style style:name="T98" style:family="text">
      <style:text-properties style:font-name="Times New Roman" fo:font-size="12pt" fo:letter-spacing="0.0008in" fo:language="fr" fo:country="CH" officeooo:rsid="0063326f" style:font-size-asian="12pt" style:font-size-complex="12pt"/>
    </style:style>
    <style:style style:name="T99" style:family="text">
      <style:text-properties style:font-name="Times New Roman" fo:font-size="12pt" fo:letter-spacing="0.0008in" fo:language="fr" fo:country="CH" officeooo:rsid="0064afbd" style:font-size-asian="12pt" style:font-size-complex="12pt"/>
    </style:style>
    <style:style style:name="T100" style:family="text">
      <style:text-properties style:font-name="Times New Roman" fo:font-size="12pt" fo:letter-spacing="0.0008in" fo:language="fr" fo:country="CH" officeooo:rsid="00adc3ba" style:font-size-asian="10.5pt" style:font-size-complex="12pt"/>
    </style:style>
    <style:style style:name="T101" style:family="text">
      <style:text-properties style:font-name="Times New Roman" fo:font-size="12pt" fo:letter-spacing="0.0008in" fo:language="fr" fo:country="CH" fo:font-style="italic" fo:font-weight="normal" officeooo:rsid="00adc3ba" style:font-size-asian="10.5pt" style:font-style-asian="italic" style:font-weight-asian="normal" style:font-size-complex="12pt" style:font-style-complex="italic" style:font-weight-complex="normal"/>
    </style:style>
    <style:style style:name="T102" style:family="text">
      <style:text-properties style:font-name="Times New Roman" fo:font-size="12pt" fo:letter-spacing="0.0008in" fo:language="fr" fo:country="CH" fo:font-style="italic" fo:font-weight="normal" officeooo:rsid="00ade470" style:font-size-asian="10.5pt" style:font-style-asian="italic" style:font-weight-asian="normal" style:font-size-complex="12pt" style:font-style-complex="italic" style:font-weight-complex="normal"/>
    </style:style>
    <style:style style:name="T103" style:family="text">
      <style:text-properties style:font-name="Times New Roman" fo:font-size="12pt" fo:letter-spacing="0.0008in" fo:font-style="italic" officeooo:rsid="004245b7" fo:background-color="transparent" loext:char-shading-value="0" style:font-size-asian="12pt" style:font-style-asian="italic" style:font-size-complex="12pt" style:font-style-complex="italic"/>
    </style:style>
    <style:style style:name="T104" style:family="text">
      <style:text-properties style:font-name="Times New Roman" fo:font-size="12pt" fo:letter-spacing="0.0008in" officeooo:rsid="004245b7" fo:background-color="transparent" loext:char-shading-value="0" style:font-size-asian="12pt" style:font-size-complex="12pt"/>
    </style:style>
    <style:style style:name="T105" style:family="text">
      <style:text-properties style:font-name="Times New Roman" fo:font-size="12pt" fo:letter-spacing="0.0008in" officeooo:rsid="0045cd6c" fo:background-color="transparent" loext:char-shading-value="0" style:font-size-asian="12pt" style:font-size-complex="12pt"/>
    </style:style>
    <style:style style:name="T106" style:family="text">
      <style:text-properties style:font-name="Times New Roman" fo:font-size="12pt" fo:letter-spacing="0.0008in" officeooo:rsid="0046e126" fo:background-color="transparent" loext:char-shading-value="0" style:font-size-asian="12pt" style:font-size-complex="12pt"/>
    </style:style>
    <style:style style:name="T107" style:family="text">
      <style:text-properties style:font-name="Times New Roman" fo:font-size="12pt" fo:letter-spacing="normal" style:font-size-asian="12pt" style:font-size-complex="12pt"/>
    </style:style>
    <style:style style:name="T108" style:family="text">
      <style:text-properties style:font-name="Times New Roman" fo:font-size="12pt" fo:letter-spacing="normal" officeooo:rsid="001e0ad7" style:font-size-asian="12pt" style:font-size-complex="12pt"/>
    </style:style>
    <style:style style:name="T109" style:family="text">
      <style:text-properties style:font-name="Times New Roman" fo:font-size="12pt" fo:letter-spacing="normal" fo:language="fr" fo:country="CH" fo:font-weight="normal" style:font-size-asian="12pt" style:font-weight-asian="normal" style:font-size-complex="12pt" style:font-weight-complex="normal"/>
    </style:style>
    <style:style style:name="T110" style:family="text">
      <style:text-properties style:font-name="Times New Roman" fo:font-size="12pt" fo:letter-spacing="normal" fo:language="fr" fo:country="CH" fo:font-weight="normal" officeooo:rsid="005bbd64" style:font-size-asian="12pt" style:font-weight-asian="normal" style:font-size-complex="12pt" style:font-weight-complex="normal"/>
    </style:style>
    <style:style style:name="T111" style:family="text">
      <style:text-properties style:font-name="Times New Roman" fo:font-size="12pt" fo:letter-spacing="0.0016in" style:font-size-asian="12pt" style:font-size-complex="12pt"/>
    </style:style>
    <style:style style:name="T112" style:family="text">
      <style:text-properties style:font-name="Times New Roman" fo:font-size="12pt" fo:letter-spacing="0.0016in" officeooo:rsid="0005877e" style:font-size-asian="12pt" style:font-size-complex="12pt"/>
    </style:style>
    <style:style style:name="T113" style:family="text">
      <style:text-properties style:font-name="Times New Roman" fo:font-size="12pt" fo:letter-spacing="0.0016in" officeooo:rsid="00458822" style:font-size-asian="12pt" style:font-size-complex="12pt"/>
    </style:style>
    <style:style style:name="T114" style:family="text">
      <style:text-properties style:font-name="Times New Roman" fo:font-size="12pt" fo:letter-spacing="0.0016in" officeooo:rsid="0046e126" style:font-size-asian="12pt" style:font-size-complex="12pt"/>
    </style:style>
    <style:style style:name="T115" style:family="text">
      <style:text-properties style:font-name="Times New Roman" fo:font-size="12pt" fo:letter-spacing="-0.0047in" style:font-size-asian="12pt" style:font-size-complex="12pt"/>
    </style:style>
    <style:style style:name="T116" style:family="text">
      <style:text-properties fo:color="#000000" style:font-name="Mono space" fo:letter-spacing="0.0016in" officeooo:rsid="001ed5f1" style:font-size-complex="12pt"/>
    </style:style>
    <style:style style:name="T117" style:family="text">
      <style:text-properties fo:color="#000000" style:font-name="Mono space" fo:letter-spacing="0.0016in" officeooo:rsid="00216d4d" style:font-size-complex="12pt"/>
    </style:style>
    <style:style style:name="T118" style:family="text">
      <style:text-properties fo:color="#000000" fo:letter-spacing="0.0016in" officeooo:rsid="001ed5f1" style:font-size-complex="12pt"/>
    </style:style>
    <style:style style:name="T119" style:family="text">
      <style:text-properties fo:color="#008000" style:font-name="Mono space" fo:letter-spacing="0.0016in" officeooo:rsid="00216d4d" style:font-size-complex="12pt"/>
    </style:style>
    <style:style style:name="T120" style:family="text">
      <style:text-properties fo:color="#008000" style:font-name="Mono space" fo:letter-spacing="0.0016in" officeooo:rsid="001ed5f1" style:font-size-complex="12pt"/>
    </style:style>
    <style:style style:name="T121" style:family="text">
      <style:text-properties fo:letter-spacing="0.0016in" style:font-size-complex="12pt"/>
    </style:style>
    <style:style style:name="T122" style:family="text">
      <style:text-properties fo:letter-spacing="0.0016in" officeooo:rsid="001ed5f1" style:font-size-complex="12pt"/>
    </style:style>
    <style:style style:name="T123" style:family="text">
      <style:text-properties fo:letter-spacing="0.0016in" officeooo:rsid="00216d4d" style:font-size-complex="12pt"/>
    </style:style>
    <style:style style:name="T124" style:family="text">
      <style:text-properties fo:letter-spacing="0.0016in" officeooo:rsid="0022af41" style:font-size-complex="12pt"/>
    </style:style>
    <style:style style:name="T125" style:family="text">
      <style:text-properties fo:letter-spacing="0.0016in" officeooo:rsid="0024672a" style:font-size-complex="12pt"/>
    </style:style>
    <style:style style:name="T126" style:family="text">
      <style:text-properties fo:letter-spacing="0.0016in" officeooo:rsid="00296997" style:font-size-complex="12pt"/>
    </style:style>
    <style:style style:name="T127" style:family="text">
      <style:text-properties fo:letter-spacing="0.0016in" fo:font-style="italic" officeooo:rsid="0022af41" style:font-style-asian="italic" style:font-size-complex="12pt" style:font-style-complex="italic"/>
    </style:style>
    <style:style style:name="T128" style:family="text">
      <style:text-properties fo:letter-spacing="0.0016in" fo:font-style="normal" officeooo:rsid="0022af41" style:font-style-asian="normal" style:font-size-complex="12pt" style:font-style-complex="normal"/>
    </style:style>
    <style:style style:name="T129" style:family="text">
      <style:text-properties style:font-name="times"/>
    </style:style>
    <style:style style:name="T130" style:family="text">
      <style:text-properties style:font-name="times" fo:font-size="12pt" fo:letter-spacing="0.0016in" fo:language="fr" fo:country="CH" style:font-size-asian="12pt" style:font-size-complex="12pt"/>
    </style:style>
    <style:style style:name="T131" style:family="text">
      <style:text-properties style:font-name="times" fo:font-size="12pt" fo:letter-spacing="0.0016in" fo:language="fr" fo:country="CH" officeooo:rsid="0024672a" style:font-size-asian="12pt" style:font-size-complex="12pt"/>
    </style:style>
    <style:style style:name="T132" style:family="text">
      <style:text-properties style:font-name="times" fo:font-size="12pt" fo:letter-spacing="0.0016in" fo:language="fr" fo:country="CH" officeooo:rsid="00254c67" style:font-size-asian="12pt" style:font-size-complex="12pt"/>
    </style:style>
    <style:style style:name="T133" style:family="text">
      <style:text-properties style:font-name="times" fo:font-size="12pt" fo:letter-spacing="0.0016in" fo:language="fr" fo:country="CH" officeooo:rsid="002878bc" style:font-size-asian="12pt" style:font-size-complex="12pt"/>
    </style:style>
    <style:style style:name="T134" style:family="text">
      <style:text-properties style:font-name="times" fo:font-size="12pt" fo:letter-spacing="0.0016in" fo:language="fr" fo:country="CH" officeooo:rsid="0050b36c" style:font-size-asian="12pt" style:font-size-complex="12pt"/>
    </style:style>
    <style:style style:name="T135" style:family="text">
      <style:text-properties style:font-name="times" fo:font-size="12pt" fo:background-color="#fff200" loext:char-shading-value="0" style:font-size-asian="12pt" style:font-size-complex="12pt"/>
    </style:style>
    <style:style style:name="T136" style:family="text">
      <style:text-properties style:font-name="times" fo:font-size="12pt" fo:letter-spacing="0.0008in" fo:language="fr" fo:country="CH" fo:font-style="normal" fo:font-weight="normal" officeooo:rsid="0059f886"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times" fo:font-size="12pt" fo:font-weight="normal" officeooo:rsid="001e0ad7" style:font-size-asian="12pt" style:font-weight-asian="normal" style:font-size-complex="12pt" style:font-weight-complex="normal"/>
    </style:style>
    <style:style style:name="T138" style:family="text">
      <style:text-properties style:font-name="times" fo:font-size="12pt" fo:font-weight="normal" officeooo:rsid="0039cb14" style:font-size-asian="12pt" style:font-weight-asian="normal" style:font-size-complex="12pt" style:font-weight-complex="normal"/>
    </style:style>
    <style:style style:name="T139" style:family="text">
      <style:text-properties style:font-name="times" fo:font-size="12pt" fo:font-weight="normal" officeooo:rsid="003a2581" style:font-size-asian="12pt" style:font-weight-asian="normal" style:font-size-complex="12pt" style:font-weight-complex="normal"/>
    </style:style>
    <style:style style:name="T140" style:family="text">
      <style:text-properties style:font-name="times" fo:font-size="12pt" fo:font-style="italic" fo:font-weight="normal" officeooo:rsid="003a2581" style:font-size-asian="12pt" style:font-style-asian="italic" style:font-weight-asian="normal" style:font-size-complex="12pt" style:font-style-complex="italic" style:font-weight-complex="normal"/>
    </style:style>
    <style:style style:name="T141" style:family="text">
      <style:text-properties style:font-name="times" fo:font-size="12pt" fo:font-style="italic" fo:font-weight="normal" officeooo:rsid="008e1c96" style:font-size-asian="12pt" style:font-style-asian="italic" style:font-weight-asian="normal" style:font-size-complex="12pt" style:font-style-complex="italic" style:font-weight-complex="normal"/>
    </style:style>
    <style:style style:name="T142" style:family="text">
      <style:text-properties style:font-name="times" fo:font-size="12pt" fo:font-style="italic" fo:font-weight="normal" officeooo:rsid="008e602b" style:font-size-asian="12pt" style:font-style-asian="italic" style:font-weight-asian="normal" style:font-size-complex="12pt" style:font-style-complex="italic" style:font-weight-complex="normal"/>
    </style:style>
    <style:style style:name="T143" style:family="text">
      <style:text-properties style:font-name="times" fo:font-size="12pt" fo:font-style="italic" fo:font-weight="normal" officeooo:rsid="0090c338" style:font-size-asian="12pt" style:font-style-asian="italic" style:font-weight-asian="normal" style:font-size-complex="12pt" style:font-style-complex="italic" style:font-weight-complex="normal"/>
    </style:style>
    <style:style style:name="T144" style:family="text">
      <style:text-properties style:font-name="times" fo:font-size="12pt" fo:font-style="normal" fo:font-weight="normal" style:font-size-asian="12pt" style:font-style-asian="normal" style:font-weight-asian="normal" style:font-size-complex="12pt" style:font-style-complex="normal" style:font-weight-complex="normal"/>
    </style:style>
    <style:style style:name="T145" style:family="text">
      <style:text-properties style:font-name="times" fo:font-size="12pt" fo:font-style="normal" fo:font-weight="normal" officeooo:rsid="003a2581" style:font-size-asian="12pt" style:font-style-asian="normal" style:font-weight-asian="normal" style:font-size-complex="12pt" style:font-style-complex="normal" style:font-weight-complex="normal"/>
    </style:style>
    <style:style style:name="T146" style:family="text">
      <style:text-properties style:font-name="times" fo:font-size="12pt" fo:font-style="normal" fo:font-weight="normal" officeooo:rsid="003a6ad6" style:font-size-asian="12pt" style:font-style-asian="normal" style:font-weight-asian="normal" style:font-size-complex="12pt" style:font-style-complex="normal" style:font-weight-complex="normal"/>
    </style:style>
    <style:style style:name="T147" style:family="text">
      <style:text-properties style:font-name="times" fo:font-size="12pt" fo:font-style="normal" fo:font-weight="normal" officeooo:rsid="00881d90" style:font-size-asian="12pt" style:font-style-asian="normal" style:font-weight-asian="normal" style:font-size-complex="12pt" style:font-style-complex="normal" style:font-weight-complex="normal"/>
    </style:style>
    <style:style style:name="T148" style:family="text">
      <style:text-properties style:font-name="times" fo:font-size="12pt" fo:font-style="normal" fo:font-weight="normal" officeooo:rsid="008867e5" style:font-size-asian="12pt" style:font-style-asian="normal" style:font-weight-asian="normal" style:font-size-complex="12pt" style:font-style-complex="normal" style:font-weight-complex="normal"/>
    </style:style>
    <style:style style:name="T149" style:family="text">
      <style:text-properties style:font-name="times" fo:font-size="12pt" fo:font-style="normal" fo:font-weight="normal" officeooo:rsid="008a1630" style:font-size-asian="12pt" style:font-style-asian="normal" style:font-weight-asian="normal" style:font-size-complex="12pt" style:font-style-complex="normal" style:font-weight-complex="normal"/>
    </style:style>
    <style:style style:name="T150" style:family="text">
      <style:text-properties style:font-name="times" fo:font-size="12pt" fo:font-style="normal" fo:font-weight="normal" officeooo:rsid="008a5f8e" style:font-size-asian="12pt" style:font-style-asian="normal" style:font-weight-asian="normal" style:font-size-complex="12pt" style:font-style-complex="normal" style:font-weight-complex="normal"/>
    </style:style>
    <style:style style:name="T151" style:family="text">
      <style:text-properties style:font-name="times" fo:font-size="12pt" fo:font-style="normal" fo:font-weight="normal" officeooo:rsid="008e1c96" style:font-size-asian="12pt" style:font-style-asian="normal" style:font-weight-asian="normal" style:font-size-complex="12pt" style:font-style-complex="normal" style:font-weight-complex="normal"/>
    </style:style>
    <style:style style:name="T152" style:family="text">
      <style:text-properties style:font-name="times" fo:font-size="12pt" fo:font-style="normal" fo:font-weight="normal" officeooo:rsid="008e602b" style:font-size-asian="12pt" style:font-style-asian="normal" style:font-weight-asian="normal" style:font-size-complex="12pt" style:font-style-complex="normal" style:font-weight-complex="normal"/>
    </style:style>
    <style:style style:name="T153" style:family="text">
      <style:text-properties style:font-name="times" fo:font-size="12pt" fo:font-style="normal" fo:font-weight="normal" officeooo:rsid="0090c338" style:font-size-asian="12pt" style:font-style-asian="normal" style:font-weight-asian="normal" style:font-size-complex="12pt" style:font-style-complex="normal" style:font-weight-complex="normal"/>
    </style:style>
    <style:style style:name="T154" style:family="text">
      <style:text-properties style:font-name="times" fo:font-size="12pt" fo:font-style="normal" fo:font-weight="normal" officeooo:rsid="00913270" style:font-size-asian="12pt" style:font-style-asian="normal" style:font-weight-asian="normal" style:font-size-complex="12pt" style:font-style-complex="normal" style:font-weight-complex="normal"/>
    </style:style>
    <style:style style:name="T155" style:family="text">
      <style:text-properties style:font-name="times" fo:font-size="12pt" fo:font-style="normal" fo:font-weight="normal" officeooo:rsid="009151aa" style:font-size-asian="12pt" style:font-style-asian="normal" style:font-weight-asian="normal" style:font-size-complex="12pt" style:font-style-complex="normal" style:font-weight-complex="normal"/>
    </style:style>
    <style:style style:name="T156" style:family="text">
      <style:text-properties style:font-name="times" officeooo:rsid="001e0ad7"/>
    </style:style>
    <style:style style:name="T157" style:family="text">
      <style:text-properties style:font-name="times" officeooo:rsid="0031ccba"/>
    </style:style>
    <style:style style:name="T158" style:family="text">
      <style:text-properties style:font-name="times" officeooo:rsid="0039cb14"/>
    </style:style>
    <style:style style:name="T159" style:family="text">
      <style:text-properties style:font-name="times" officeooo:rsid="003a2581"/>
    </style:style>
    <style:style style:name="T160" style:family="text">
      <style:text-properties style:font-name="times" fo:font-style="normal" style:font-style-asian="normal" style:font-style-complex="normal"/>
    </style:style>
    <style:style style:name="T161" style:family="text">
      <style:text-properties style:font-name="times" fo:font-style="normal" officeooo:rsid="003a2581" style:font-style-asian="normal" style:font-style-complex="normal"/>
    </style:style>
    <style:style style:name="T162" style:family="text">
      <style:text-properties style:font-name="times" fo:font-style="normal" officeooo:rsid="003a6ad6" style:font-style-asian="normal" style:font-style-complex="normal"/>
    </style:style>
    <style:style style:name="T163" style:family="text">
      <style:text-properties style:font-name="times" fo:font-style="normal" officeooo:rsid="003c86b7" style:font-style-asian="normal" style:font-style-complex="normal"/>
    </style:style>
    <style:style style:name="T164" style:family="text">
      <style:text-properties style:font-name="times" fo:font-style="normal" officeooo:rsid="003deebf" style:font-style-asian="normal" style:font-style-complex="normal"/>
    </style:style>
    <style:style style:name="T165" style:family="text">
      <style:text-properties style:font-name="times" officeooo:rsid="004245b7" fo:background-color="#fff200" loext:char-shading-value="0"/>
    </style:style>
    <style:style style:name="T166" style:family="text">
      <style:text-properties officeooo:rsid="002af9e9"/>
    </style:style>
    <style:style style:name="T167" style:family="text">
      <style:text-properties officeooo:rsid="003634cd"/>
    </style:style>
    <style:style style:name="T168" style:family="text">
      <style:text-properties officeooo:rsid="003fc614"/>
    </style:style>
    <style:style style:name="T169" style:family="text">
      <style:text-properties style:font-size-complex="12pt"/>
    </style:style>
    <style:style style:name="T170" style:family="text">
      <style:text-properties officeooo:rsid="001ed5f1" style:font-size-complex="12pt"/>
    </style:style>
    <style:style style:name="T171" style:family="text">
      <style:text-properties fo:font-size="12pt" fo:font-weight="normal" officeooo:rsid="0083971e" style:font-size-asian="12pt" style:font-weight-asian="normal" style:font-size-complex="12pt" style:font-weight-complex="normal"/>
    </style:style>
    <style:style style:name="T172" style:family="text">
      <style:text-properties fo:font-size="12pt" fo:font-weight="normal" officeooo:rsid="00a624b8" style:font-size-asian="10.5pt" style:font-weight-asian="normal" style:font-size-complex="12pt" style:font-weight-complex="normal"/>
    </style:style>
    <style:style style:name="T173" style:family="text">
      <style:text-properties fo:font-size="12pt" fo:font-weight="normal" officeooo:rsid="00a74922" style:font-size-asian="10.5pt" style:font-weight-asian="normal" style:font-size-complex="12pt" style:font-weight-complex="normal"/>
    </style:style>
    <style:style style:name="T174" style:family="text">
      <style:text-properties fo:font-size="12pt" fo:font-weight="normal" officeooo:rsid="00a8684e" style:font-size-asian="10.5pt" style:font-weight-asian="normal" style:font-size-complex="12pt" style:font-weight-complex="normal"/>
    </style:style>
    <style:style style:name="T175" style:family="text">
      <style:text-properties fo:font-size="12pt" fo:font-weight="normal" officeooo:rsid="00a90829" style:font-size-asian="10.5pt" style:font-weight-asian="normal" style:font-size-complex="12pt" style:font-weight-complex="normal"/>
    </style:style>
    <style:style style:name="T176" style:family="text">
      <style:text-properties fo:font-size="12pt" fo:font-style="italic" fo:font-weight="normal" officeooo:rsid="0083971e" style:font-size-asian="12pt" style:font-style-asian="italic" style:font-weight-asian="normal" style:font-size-complex="12pt" style:font-style-complex="italic" style:font-weight-complex="normal"/>
    </style:style>
    <style:style style:name="T17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8" style:family="text">
      <style:text-properties fo:font-size="12pt" fo:font-style="normal" fo:font-weight="normal" officeooo:rsid="0083971e" style:font-size-asian="12pt" style:font-style-asian="normal" style:font-weight-asian="normal" style:font-size-complex="12pt" style:font-style-complex="normal" style:font-weight-complex="normal"/>
    </style:style>
    <style:style style:name="T179" style:family="text">
      <style:text-properties fo:font-size="12pt" fo:font-style="normal" fo:font-weight="normal" officeooo:rsid="0083ff97" style:font-size-asian="12pt" style:font-style-asian="normal" style:font-weight-asian="normal" style:font-size-complex="12pt" style:font-style-complex="normal" style:font-weight-complex="normal"/>
    </style:style>
    <style:style style:name="T180" style:family="text">
      <style:text-properties fo:font-size="12pt" fo:font-style="normal" fo:font-weight="normal" officeooo:rsid="008586d8" style:font-size-asian="12pt" style:font-style-asian="normal" style:font-weight-asian="normal" style:font-size-complex="12pt" style:font-style-complex="normal" style:font-weight-complex="normal"/>
    </style:style>
    <style:style style:name="T181" style:family="text">
      <style:text-properties fo:font-size="12pt" fo:font-style="normal" fo:font-weight="normal" officeooo:rsid="0085ebd5" style:font-size-asian="12pt" style:font-style-asian="normal" style:font-weight-asian="normal" style:font-size-complex="12pt" style:font-style-complex="normal" style:font-weight-complex="normal"/>
    </style:style>
    <style:style style:name="T182" style:family="text">
      <style:text-properties fo:font-size="12pt" fo:font-style="normal" fo:font-weight="normal" officeooo:rsid="008e602b" style:font-size-asian="12pt" style:font-style-asian="normal" style:font-weight-asian="normal" style:font-size-complex="12pt" style:font-style-complex="normal" style:font-weight-complex="normal"/>
    </style:style>
    <style:style style:name="T183" style:family="text">
      <style:text-properties fo:font-size="16pt" fo:font-style="italic" officeooo:rsid="0043a712" style:font-size-asian="16pt" style:font-style-asian="italic" style:font-size-complex="16pt" style:font-style-complex="italic"/>
    </style:style>
    <style:style style:name="T184" style:family="text">
      <style:text-properties style:text-position="0% 100%" style:font-name="Times New Roman" fo:letter-spacing="0.0008in" fo:language="fr" fo:country="CH" officeooo:rsid="0076e267"/>
    </style:style>
    <style:style style:name="T185" style:family="text">
      <style:text-properties style:text-position="0% 100%" style:font-name="Times New Roman" fo:letter-spacing="0.0008in" fo:language="fr" fo:country="CH" officeooo:rsid="0077192c"/>
    </style:style>
    <style:style style:name="T186" style:family="text">
      <style:text-properties style:text-position="0% 100%" style:font-name="Times New Roman" fo:letter-spacing="0.0008in" fo:language="fr" fo:country="CH" officeooo:rsid="007726a2"/>
    </style:style>
    <style:style style:name="T187" style:family="text">
      <style:text-properties style:text-position="0% 100%" style:font-name="Times New Roman" fo:letter-spacing="0.0008in" fo:language="fr" fo:country="CH" officeooo:rsid="0077bbac"/>
    </style:style>
    <style:style style:name="T188" style:family="text">
      <style:text-properties style:text-position="0% 100%" style:font-name="Times New Roman" fo:letter-spacing="0.0008in" fo:language="fr" fo:country="CH" officeooo:rsid="007c48cf"/>
    </style:style>
    <style:style style:name="T189" style:family="text">
      <style:text-properties style:text-position="0% 100%" style:font-name="times" fo:font-size="12pt" fo:font-style="normal" fo:font-weight="normal" officeooo:rsid="008e602b" style:font-size-asian="12pt" style:font-style-asian="normal" style:font-weight-asian="normal" style:font-size-complex="12pt" style:font-style-complex="normal" style:font-weight-complex="normal"/>
    </style:style>
    <style:style style:name="T190" style:family="text">
      <style:text-properties style:text-position="0% 100%" style:font-name="times" fo:font-size="12pt" fo:font-style="normal" fo:font-weight="normal" officeooo:rsid="0090c338" style:font-size-asian="12pt" style:font-style-asian="normal" style:font-weight-asian="normal" style:font-size-complex="12pt" style:font-style-complex="normal" style:font-weight-complex="normal"/>
    </style:style>
    <style:style style:name="T191" style:family="text">
      <style:text-properties style:text-position="0% 100%" style:font-name="times" fo:font-size="12pt" fo:font-style="normal" fo:font-weight="normal" officeooo:rsid="00913270" style:font-size-asian="12pt" style:font-style-asian="normal" style:font-weight-asian="normal" style:font-size-complex="12pt" style:font-style-complex="normal" style:font-weight-complex="normal"/>
    </style:style>
    <style:style style:name="T192" style:family="text">
      <style:text-properties style:text-position="0% 100%" style:font-name="times" fo:font-size="12pt" fo:font-style="italic" fo:font-weight="normal" officeooo:rsid="0090c338" style:font-size-asian="12pt" style:font-style-asian="italic" style:font-weight-asian="normal" style:font-size-complex="12pt" style:font-style-complex="italic" style:font-weight-complex="normal"/>
    </style:style>
    <style:style style:name="T193" style:family="text">
      <style:text-properties style:text-position="0% 100%" style:font-name="times" fo:font-size="13pt" fo:font-style="italic" fo:font-weight="normal" officeooo:rsid="00913270" style:font-size-asian="13pt" style:font-style-asian="italic" style:font-weight-asian="normal" style:font-size-complex="13pt" style:font-style-complex="italic" style:font-weight-complex="normal"/>
    </style:style>
    <style:style style:name="T194" style:family="text">
      <style:text-properties style:text-position="0% 100%" style:font-name="times" fo:font-size="13pt" fo:font-style="italic" fo:font-weight="normal" officeooo:rsid="0090c338" style:font-size-asian="13pt" style:font-style-asian="italic" style:font-weight-asian="normal" style:font-size-complex="13pt" style:font-style-complex="italic" style:font-weight-complex="normal"/>
    </style:style>
    <style:style style:name="T195" style:family="text">
      <style:text-properties officeooo:rsid="00881d90"/>
    </style:style>
    <style:style style:name="T196" style:family="text">
      <style:text-properties style:font-name="Z003" fo:font-size="12pt" fo:font-style="normal" fo:font-weight="normal" officeooo:rsid="008e1c96" style:font-size-asian="12pt" style:font-style-asian="normal" style:font-weight-asian="normal" style:font-size-complex="12pt" style:font-style-complex="normal" style:font-weight-complex="normal"/>
    </style:style>
    <style:style style:name="T197" style:family="text">
      <style:text-properties style:text-position="sub 58%" style:font-name="times" fo:font-size="12pt" fo:font-style="normal" fo:font-weight="normal" officeooo:rsid="0090c338" style:font-size-asian="12pt" style:font-style-asian="normal" style:font-weight-asian="normal" style:font-size-complex="12pt" style:font-style-complex="normal" style:font-weight-complex="normal"/>
    </style:style>
    <style:style style:name="T198" style:family="text">
      <style:text-properties style:text-position="sub 58%" style:font-name="times" fo:font-size="12pt" fo:font-style="normal" fo:font-weight="normal" officeooo:rsid="00913270" style:font-size-asian="12pt" style:font-style-asian="normal" style:font-weight-asian="normal" style:font-size-complex="12pt" style:font-style-complex="normal" style:font-weight-complex="normal"/>
    </style:style>
    <style:style style:name="T199" style:family="text">
      <style:text-properties officeooo:rsid="00ae10d1"/>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953in" fo:text-indent="-0.25in" fo:margin-left="1.495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453in" fo:text-indent="-0.25in" fo:margin-left="1.745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953in" fo:text-indent="-0.25in" fo:margin-left="1.995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453in" fo:text-indent="-0.25in" fo:margin-left="2.245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953in" fo:text-indent="-0.25in" fo:margin-left="2.495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453in" fo:text-indent="-0.25in" fo:margin-left="2.745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953in" fo:text-indent="-0.25in" fo:margin-left="2.995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453in" fo:text-indent="-0.25in" fo:margin-left="3.245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953in" fo:text-indent="-0.25in" fo:margin-left="3.495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453in" fo:text-indent="-0.25in" fo:margin-left="3.745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imulation et optimisation de créatures basiques soumises à des contraintes simples.<text:line-break/><text:span text:style-name="T183">Théorie et pratique des algorithmes génétiques.</text:span></text:p>
      <text:p text:style-name="P55">Orélian Kohler</text:p>
      <text:p text:style-name="P56">Travail de maturité 2018-2019</text:p>
      <text:h text:style-name="P72" text:outline-level="1">Introduction</text:h>
      <text:p text:style-name="P9"><text:span text:style-name="T62"><text:tab/></text:span><text:span text:style-name="T68">Les algorithmes génétiques sont à la base de nombreuses inventions modernes. Cette technologie est, par exemple, devenue indispensable à l’optimisation et au perfectionnement des bases de données et des mouvements des robots contemporains. Bien que ces applications </text:span><text:span text:style-name="T69">paraissent particulièrement complexes en raison de leur utilisation dans des milieux scientifiques très spécialisés, il est possible d’en comprendre les fonctionnements avec des applications relativement basiques et d’utiliser les principes des algorithmes génétiques pour résoudre des problèmes de la vie courante. </text:span><text:span text:style-name="T67">C’est pourquoi j’ai personnellement choisi, p</text:span><text:span text:style-name="T62">our mon travail de maturité en informat</text:span><text:span text:style-name="T67">ique, ce</text:span><text:span text:style-name="T111"> sujet qui me tenait à </text:span><text:span text:style-name="T112">cœur, </text:span><text:span text:style-name="T113">liant à la fois sciences complexes et vie réelle.</text:span></text:p>
      <text:p text:style-name="P10"><text:span text:style-name="T111"><text:tab/></text:span><text:span text:style-name="T114">Dans cette optique, j’ai orienté mon travail de maturité dans cette direction et j’ai decidé de travailler sur un projet </text:span><text:span text:style-name="T104">un projet à mon niveau qui me permettrait d’utiliser les outils informatiques je j’ai pu </text:span><text:span text:style-name="T105">développer</text:span><text:span text:style-name="T104"> durant mes années de maturité tout en me </text:span><text:span text:style-name="T106">faisant </text:span><text:span text:style-name="T104">face à de nouveaux défis à relever</text:span><text:span text:style-name="T103">. </text:span><text:span text:style-name="T62">Je souhaitais également utiliser de nouveaux outils </text:span><text:span text:style-name="T66">avec lesquels</text:span><text:span text:style-name="T62"> je </text:span><text:span text:style-name="T64">n’</text:span><text:span text:style-name="T62">avais encore jamais </text:span><text:span text:style-name="T66">travaillé</text:span><text:span text:style-name="T62">. Mon choix </text:span><text:span text:style-name="T66">final </text:span><text:span text:style-name="T64">s’</text:span><text:span text:style-name="T62">est porté sur une simulation d’un</text:span><text:span text:style-name="T66"> environnement simple</text:span><text:span text:style-name="T62">. Cela me </text:span><text:span text:style-name="T65">permuterait</text:span><text:span text:style-name="T62"> aussi de pouvoir appliqué ce que </text:span><text:span text:style-name="T64">j’</text:span><text:span text:style-name="T62">ai pu voir pendant mes cours de physique, de mathématique et aussi d’informatique. Suite </text:span><text:span text:style-name="T65">à la</text:span><text:span text:style-name="T62"> vue </text:span><text:span text:style-name="T65">d’</text:span><text:span text:style-name="T62">une </text:span><text:span text:style-name="T65">vidéo</text:span><text:span text:style-name="T62"> où </text:span><text:span text:style-name="T65">quelqu’</text:span><text:span text:style-name="T62">un avait crée une simulation semblable avec des créatures qui </text:span><text:span text:style-name="T65">é</text:span><text:span text:style-name="T62">vol</text:span><text:span text:style-name="T65">u</text:span><text:span text:style-name="T62">ait de génération en génération. </text:span><text:span text:style-name="T67">J’ai voulu tenter moi-même l’expérience et comprendre à mon tour les mécaniques sous-jacentes et pouvoir en expliquer les fondements. </text:span><text:span text:style-name="T62">Mon choix final s’est donc porté sur un</text:span><text:span text:style-name="T63">e</text:span><text:span text:style-name="T62"> simulation de créature basique qui serait capable de se </text:span><text:span text:style-name="T107">mouvoir dans un environnement. L’enjeu princ</text:span><text:span text:style-name="T108">ip</text:span><text:span text:style-name="T107">al sera donc pour mon projet de </text:span><text:span text:style-name="T62">déterminer la créature la plus optimisé pour faire la t</text:span><text:span text:style-name="T63">â</text:span><text:span text:style-name="T62">che sur laquel</text:span><text:span text:style-name="T63">le</text:span><text:span text:style-name="T62"> on l’aura </text:span><text:span text:style-name="T115">jugé.</text:span></text:p>
      <text:p text:style-name="P11"><text:soft-page-break/><text:span text:style-name="T56"><text:tab/>Mon projet peu</text:span><text:span text:style-name="T57">t</text:span><text:span text:style-name="T56"> se diviser en plusieurs parti</text:span><text:span text:style-name="T57">es</text:span><text:span text:style-name="T56">. Dans un premier temps, il faudra crée un monde avec des </text:span><text:span text:style-name="T57">règles</text:span><text:span text:style-name="T56"> physique</text:span><text:span text:style-name="T57">s</text:span><text:span text:style-name="T56"> où les </text:span><text:span text:style-name="T57">créatures</text:span><text:span text:style-name="T56"> seront test</text:span><text:span text:style-name="T57">ées.</text:span><text:span text:style-name="T56"> Ensuite, il faudra cré</text:span><text:span text:style-name="T58">er</text:span><text:span text:style-name="T56"> des </text:span><text:span text:style-name="T57">créatures</text:span><text:span text:style-name="T56"> </text:span><text:span text:style-name="T59">basiques</text:span><text:span text:style-name="T56"> qui auront seront presque </text:span><text:span text:style-name="T57">identiques</text:span><text:span text:style-name="T56"> dans leurs structures, mais qui </text:span><text:span text:style-name="T57">différeront</text:span><text:span text:style-name="T56"> dans leur</text:span><text:span text:style-name="T57">s</text:span><text:span text:style-name="T56"> aspect</text:span><text:span text:style-name="T57">s</text:span><text:span text:style-name="T56"> comportementa</text:span><text:span text:style-name="T57">ux.</text:span><text:span text:style-name="T56"> Il faudra crée un moyen de déterminer qu’elles sont les créatures qui ont le mieux réussi la tâche sur laquelle elle</text:span><text:span text:style-name="T57">s</text:span><text:span text:style-name="T56"> ont été jugé</text:span><text:span text:style-name="T57">es</text:span><text:span text:style-name="T56">. Après les </text:span><text:span text:style-name="T57">sélections</text:span><text:span text:style-name="T56"> les meilleures, celle-ci </text:span><text:span text:style-name="T60">prendront plus de place dans la population des créature</text:span><text:span text:style-name="T61">s</text:span><text:span text:style-name="T60"> totale, elle</text:span><text:span text:style-name="T61">s</text:span><text:span text:style-name="T60"> supprimeront </text:span><text:span text:style-name="T56">celle</text:span><text:span text:style-name="T57">s</text:span><text:span text:style-name="T56"> qui auront moins bien réussi et pour que une optimisation </text:span><text:span text:style-name="T57">se</text:span><text:span text:style-name="T56"> produise </text:span><text:span text:style-name="T169">dans la population, les créature</text:span><text:span text:style-name="T170">s</text:span><text:span text:style-name="T169"> seront modifi</text:span><text:span text:style-name="T170">ées</text:span><text:span text:style-name="T169"> et croisé avec des autres pour crée</text:span><text:span text:style-name="T170">r</text:span><text:span text:style-name="T169"> un forme de </text:span><text:span text:style-name="T170">génétique</text:span><text:span text:style-name="T169"> propre au</text:span><text:span text:style-name="T170">x</text:span><text:span text:style-name="T169"> </text:span><text:span text:style-name="T170">individus de la simulation</text:span><text:span text:style-name="T169">.</text:span></text:p>
      <text:h text:style-name="P70" text:outline-level="2"><text:span text:style-name="T135">Hypothèse →</text:span><text:span text:style-name="T165"> Je suis parti de l’hypothèse suivante… </text:span></text:h>
      <text:h text:style-name="P70" text:outline-level="2"><text:span text:style-name="T136">Je suis parti de l’hypothèse suivante : s</text:span><text:span text:style-name="T70">elon moi, dans un monde assez simple avec des variables parfaitement </text:span><text:span text:style-name="T71">contrôlables</text:span><text:span text:style-name="T109"> et avec des </text:span><text:span text:style-name="T110">intervenants</text:span><text:span text:style-name="T109"> simples également, il sera facile de déceler qu’elles </text:span><text:span text:style-name="T70">sont les </text:span><text:span text:style-name="T71">paramètre</text:span><text:span text:style-name="T72">s</text:span><text:span text:style-name="T70"> les plus importants à optimiser et que après un certain nombre de génération les éléments de la simulation </text:span><text:span text:style-name="T71">réussiront</text:span><text:span text:style-name="T70"> tous les tests mieux que celle de la première génération créée aléatoirement.</text:span></text:h>
      <text:p text:style-name="P40"><text:span text:style-name="T70">Ce dossier éclairera plusieurs point de </text:span><text:span text:style-name="T76">réflexion</text:span><text:span text:style-name="T70"> que j’ai eu pendant mes temps de recherches que ce soit au niveau théorique ou </text:span><text:span text:style-name="T73">dans la</text:span><text:span text:style-name="T70"> programmation </text:span><text:span text:style-name="T74">de mon travail de maturit</text:span><text:span text:style-name="T75">é.</text:span></text:p>
      <text:p text:style-name="P42">Ce dossier va éclairer la manière dont je suis parvenu à démontrer mon hypothèse. En premier j’y expliquerai… dans un second temps...</text:p>
      <text:p text:style-name="P17"><text:span text:style-name="T2">→</text:span><text:span text:style-name="T3"> plan travail (3 phrases)</text:span></text:p>
      <text:p text:style-name="P41"/>
      <text:p text:style-name="P26"><text:span text:style-name="T18">T</text:span><text:span text:style-name="T1">héorie des </text:span><text:span text:style-name="T23">algorithmes</text:span><text:span text:style-name="T1"> génétiques</text:span></text:p>
      <text:p text:style-name="P28"><text:span text:style-name="T86">Le but d’un algorithme génétique est un outil théorique qui tente d’apporter une méthode de résolution à de problèmes variés où les solutions ne sont ni clairement définie par une méthode exacte ou nous sont simplement inconnues </text:span><text:span text:style-name="T87">comme par exemples : la résolution d’une fonction quelconque. Bien que les résultats ne soient jamais véritablement garantis, cet algorithme nous propose une démarche qui est susceptible de résoudre des problèmes complexes.</text:span></text:p>
      <text:p text:style-name="P26"><text:span text:style-name="T1"><text:tab/></text:span><text:span text:style-name="T25">Historique</text:span></text:p>
      <text:p text:style-name="P26"><text:soft-page-break/><text:span text:style-name="T25"><text:tab/></text:span><text:span text:style-name="T26">Réflexions</text:span></text:p>
      <text:p text:style-name="P39"><text:span text:style-name="T26"><text:tab/></text:span><text:span text:style-name="T95">La </text:span><text:span text:style-name="T96">réflexion</text:span><text:span text:style-name="T95"> sur laquelle se passe l’algorithme génétique et la même qu’en biologie. Les individus les plus à mème de survivre à leur environnement seront les plus à même de se reproduire et de survivre de génération en génération. </text:span><text:span text:style-name="T98">On dira que les algortihme génétique sont bio-inspiré</text:span><text:span text:style-name="T99">s</text:span><text:span text:style-name="T98">. </text:span><text:span text:style-name="T95">Partant de ce principe, la but d’un algorithme génétique est de mettre en </text:span><text:span text:style-name="T96">compétition</text:span><text:span text:style-name="T95"> un certain nombre d’individu crée artificiellement et de juger en fonction de leur </text:span><text:span text:style-name="T96">capacité</text:span><text:span text:style-name="T95"> à résoudre un problème donné. </text:span><text:span text:style-name="T96">Dans cette optique, cette méthode essayera de mimer de perfectionner la sélection </text:span><text:span text:style-name="T97">naturelle</text:span><text:span text:style-name="T96"> </text:span><text:span text:style-name="T97">opérante</text:span><text:span text:style-name="T96"> dans la nature </text:span><text:span text:style-name="T97">en la transposant à des problème lié à l’informatique.</text:span></text:p>
      <text:p text:style-name="P45"><text:tab/>Base</text:p>
      <text:p text:style-name="P20"><text:span text:style-name="T27"><text:tab/></text:span><text:span text:style-name="T28">Le </text:span><text:span text:style-name="T31">fonctionnement</text:span><text:span text:style-name="T28"> de base d’un algorithme génétique est le suivant. </text:span><text:span text:style-name="T33">À</text:span><text:span text:style-name="T28"> l’initialisation de l’a</text:span><text:span text:style-name="T31">lg</text:span><text:span text:style-name="T28">orithme, une première génération de </text:span><text:span text:style-name="T42">n</text:span><text:span text:style-name="T28"> </text:span><text:span text:style-name="T34">individus</text:span><text:span text:style-name="T28"> est cré</text:span><text:span text:style-name="T32">ée</text:span><text:span text:style-name="T28"> un</text:span><text:span text:style-name="T33">e</text:span><text:span text:style-name="T28"> épreuve leurs est soumise et la première itération de l’algorithme est génétique est </text:span><text:span text:style-name="T35">a</text:span><text:span text:style-name="T28">insi effectué. Ensuite pour chaque nouvelle interaction de l’al</text:span><text:span text:style-name="T30">go</text:span><text:span text:style-name="T28">rithme, l’on crée</text:span><text:span text:style-name="T30">ra</text:span><text:span text:style-name="T28"> une </text:span><text:span text:style-name="T30">nouvelle </text:span><text:span text:style-name="T28">génération par rapport aux </text:span><text:span text:style-name="T34">résultats</text:span><text:span text:style-name="T28"> </text:span><text:span text:style-name="T29">de l’épreuve</text:span><text:span text:style-name="T28"> </text:span><text:span text:style-name="T30">des individus de la génération précédente</text:span><text:span text:style-name="T28">. </text:span></text:p>
      <text:p text:style-name="P18"><text:span text:style-name="T43">Étant baser</text:span><text:span text:style-name="T40"> sur les travaux </text:span><text:span text:style-name="T48">effectués</text:span><text:span text:style-name="T40"> en biologie, </text:span><text:span text:style-name="T41">les </text:span><text:span text:style-name="T40">génétique</text:span><text:span text:style-name="T41">s</text:span><text:span text:style-name="T40"> </text:span><text:span text:style-name="T49">utilisent</text:span><text:span text:style-name="T40"> un vocabulaire similaire. On dira que chaque in</text:span><text:span text:style-name="T43">di</text:span><text:span text:style-name="T40">vid</text:span><text:span text:style-name="T43">u</text:span><text:span text:style-name="T40"> d’une simulation à un génome qui lui est propre </text:span><text:span text:style-name="T45">et à</text:span><text:span text:style-name="T44"> chaque fin </text:span><text:span text:style-name="T49">d’itération</text:span><text:span text:style-name="T44">, </text:span><text:span text:style-name="T45">ce génome sera l</text:span><text:span text:style-name="T49">é</text:span><text:span text:style-name="T45">g</text:span><text:span text:style-name="T47">ué</text:span><text:span text:style-name="T45"> au in</text:span><text:span text:style-name="T47">di</text:span><text:span text:style-name="T45">vidu de la génération suivante</text:span><text:span text:style-name="T46"> selon trois paramètre.</text:span></text:p>
      <text:list xml:id="list637908983" text:style-name="L1">
        <text:list-item>
          <text:p text:style-name="P63"><text:span text:style-name="T27">La </text:span><text:span text:style-name="T37">sélection</text:span><text:span text:style-name="T27"> : plus l’</text:span><text:span text:style-name="T39">individu</text:span><text:span text:style-name="T27"> aura obtenu un bon </text:span><text:span text:style-name="T39">résultat</text:span><text:span text:style-name="T27"> à l’épreuve </text:span><text:span text:style-name="T36">demandée</text:span><text:span text:style-name="T27"> plus le génome sera </text:span><text:span text:style-name="T36">susceptible</text:span><text:span text:style-name="T27"> d’</text:span><text:span text:style-name="T36">ê</text:span><text:span text:style-name="T27">tre </text:span><text:span text:style-name="T37">légué</text:span><text:span text:style-name="T27"> au</text:span><text:span text:style-name="T37">x</text:span><text:span text:style-name="T27"> </text:span><text:span text:style-name="T37">individus de la</text:span><text:span text:style-name="T27"> génération suivante.</text:span></text:p>
        </text:list-item>
      </text:list>
      <text:list xml:id="list3296970988" text:style-name="L2">
        <text:list-item>
          <text:p text:style-name="P64"><text:span text:style-name="T27">L’enjambement : les génomes de deux in</text:span><text:span text:style-name="T38">di</text:span><text:span text:style-name="T27">vidus peuvent se mélanger de façon aléatoire pour créer un troisième </text:span><text:span text:style-name="T39">individu</text:span><text:span text:style-name="T27"> dans l</text:span><text:span text:style-name="T38">a</text:span><text:span text:style-name="T27"> génération suivante.</text:span></text:p>
        </text:list-item>
        <text:list-item>
          <text:p text:style-name="P67">La mutation : une partie infime du génome de l’individu peut être modifié aléatoirement de génération en génération. Cette mutation a pour but de simuler les mutations opérant dans le vivant et d’obtenir des résultats plus concluant en apportant des modifications locales au génome.</text:p>
        </text:list-item>
      </text:list>
      <text:p text:style-name="P45"><text:tab/>Applications</text:p>
      <text:p text:style-name="P19"><text:span text:style-name="T1"><text:tab/>Il existe plusieurs applications intéressantes au algorithme génétique et concrète. </text:span><text:span text:style-name="T52">Il </text:span><text:span text:style-name="T1">est </text:span><text:span text:style-name="T52">ainsi </text:span><text:span text:style-name="T1">facilement possible de trouver un zéro d’une fonction en utilisant un algorithme génétique. Il suffit de définir un zone de recherche où un zéro serait susceptible d’être présent et de créer une première </text:span><text:soft-page-break/><text:span text:style-name="T1">génération donc chaque </text:span><text:span text:style-name="T51">individu</text:span><text:span text:style-name="T1"> aura x comme génome et f(x) comme résultats et plus le critère de r</text:span><text:span text:style-name="T51">é</text:span><text:span text:style-name="T1">ussite de l’</text:span><text:span text:style-name="T50">é</text:span><text:span text:style-name="T1">preuve étant d</text:span><text:span text:style-name="T50">e s’approcher de 0. </text:span><text:span text:style-name="T184">Et en utilisant, la sélection pour garder que les meilleurs résultats, l’enjambement pour obtenir la moyenne entre deux x différents set la mutation pour affiner les recherches. </text:span><text:span text:style-name="T185">Il est également possible de rechercher les extremas d’une fonction de la même manière en prenant cette fois-ci, f’(x) comme résultat.</text:span></text:p>
      <text:p text:style-name="P51"><text:tab/>Bien que cette méthode ne soit pas aussi efficace que d’autre algorithme de recherche de zéro, elle est une application facile à mettre en place pour comprendre les mécanismes d’un algorithme génétique.</text:p>
      <text:p text:style-name="P19"><text:span text:style-name="T185"><text:tab/>Il est également possible de trouver d’autres exemples plus complexes </text:span><text:span text:style-name="T186">tels que des robots qui ont appris à marcher par eux-même grâce à un algorithme génétique tel que le robot d’exploration martien de la Nasa Pathfinder ou encore le robot Aibo de Sony</text:span><text:span text:style-name="T187">. Ou encore dans différents domaines, comme l’urbanisation pour trouver une configuration de rues optimales dans une ville ou encore dans la gestion de données d’un serveur. Les </text:span><text:span text:style-name="T188">applications</text:span><text:span text:style-name="T187"> ne manque pas et cette méthode est un outil efficace dans bien des domaines tant qu’il est possible de créer une simulation de la situation étudiée dans un environnement informatique.</text:span></text:p>
      <text:p text:style-name="P29"><text:span text:style-name="T1">Sch</text:span><text:span text:style-name="T19">é</text:span><text:span text:style-name="T1">ma de mon projet</text:span></text:p>
      <text:p text:style-name="P30"><text:span text:style-name="T1"><text:tab/></text:span><text:span text:style-name="T77">Dans l’idée de créer mon propre exemple d’algorithme génétique. J’ai réfléchi à la simulation que je voulais modéliser. </text:span><text:span text:style-name="T78">J’ai dans un premier temps du </text:span><text:span text:style-name="T79">défini</text:span><text:span text:style-name="T78"> mes individus que j’ai sombrement nommés créature. </text:span><text:span text:style-name="T80">Celle-ci devront apprendre à se déplacer par elle-même et seront juger sur la distance totale qu’elles auront effectue en un laps de temps donné.</text:span></text:p>
      <text:p text:style-name="P29"><text:span text:style-name="T23"><text:tab/>Créature</text:span><text:span text:style-name="T24">s</text:span></text:p>
      <text:p text:style-name="P30"><text:span text:style-name="T78"><text:tab/><text:tab/>Chaque créature serait composé de trois nœuds et de trois liens qui relierait ses nœuds. </text:span><text:span text:style-name="T79">Chaque nœud et chaque lien ont plusieurs </text:span><text:span text:style-name="T80">paramètres</text:span><text:span text:style-name="T79">. </text:span><text:span text:style-name="T80">Les nœuds auront leur poids et leur coefficient de frottement qui seront </text:span><text:span text:style-name="T82">variables</text:span><text:span text:style-name="T80">. Et chaque lien aura un muscle qui pourra s’allonger pendant un</text:span><text:span text:style-name="T82">e</text:span><text:span text:style-name="T80"> période </text:span><text:span text:style-name="T82">définie</text:span><text:span text:style-name="T80"> avec une force qui lui sera propre et chaque lien aura également agira comme un </text:span><text:span text:style-name="T82">ressort</text:span><text:span text:style-name="T80"> avec une longueur in</text:span><text:span text:style-name="T81">i</text:span><text:span text:style-name="T80">tiale et une constante de raideur. </text:span><text:span text:style-name="T82">Ainsi les liens entre les nœuds pourront maintenir la forme de la créature et pourront également lui fournir un source de mouvement le but étant d’optimiser de tout pour parcourir la plus grande distance.</text:span></text:p>
      <text:p text:style-name="P29"><text:span text:style-name="T23"><text:tab/></text:span><text:span text:style-name="T53">Environnements</text:span></text:p>
      <text:p text:style-name="P29"><text:soft-page-break/><text:span text:style-name="T24"><text:tab/></text:span><text:span text:style-name="T88">Ensuite comme les </text:span><text:span text:style-name="T90">créatures</text:span><text:span text:style-name="T88"> ont été </text:span><text:span text:style-name="T90">définies</text:span><text:span text:style-name="T88">, il faut envisag</text:span><text:span text:style-name="T89">er</text:span><text:span text:style-name="T88"> l’envi</text:span><text:span text:style-name="T89">r</text:span><text:span text:style-name="T88">onnement dans lequel elles vont devoir se mouvoir. J’ai pensé à un environnement très simple qui serait composé d’un sol et également chaque nœud de la créature serait attiré pas le sol à cause de la gravité.</text:span></text:p>
      <text:p text:style-name="P46"><text:tab/>Algorithmes</text:p>
      <text:p text:style-name="P46"><text:tab/><text:span text:style-name="T171">Après avoir défini l’épreuve sur laquelle les individus de ma simulation seront jugés et sur leurs caractéristiques, il est possible de mettre en place un algorithme génétique sur cette simulation. Pour commencer, il faudra créer une première génération composée de </text:span><text:span text:style-name="T176">n </text:span><text:span text:style-name="T178">créature qui devront essayer de parcourir la plus grande distance pendant un certain nombre de temps grâce aux muscles. Et ensuite, </text:span><text:span text:style-name="T179">un certain nombre des </text:span><text:span text:style-name="T178">meilleures créatures de la première génération seront </text:span><text:span text:style-name="T180">sélectionnées</text:span><text:span text:style-name="T179"> pour ensuite être mélangé entre elles-avec l’enjambement de le</text:span><text:span text:style-name="T180">ur</text:span><text:span text:style-name="T179"> génom</text:span><text:span text:style-name="T180">e qui sera ensuite légèrement muté. La génération suivante sera donc formée des créatures ainsi obtenues qui referont l’épreuve et qui seront à leur tour muté et croisé et le processus sera ainsi </text:span><text:span text:style-name="T182">répété</text:span><text:span text:style-name="T180"> jusqu’</text:span><text:span text:style-name="T182">à</text:span><text:span text:style-name="T180"> l’obtention de résultats satisfaisants. </text:span></text:p>
      <text:p text:style-name="P48"><text:span text:style-name="T180">L</text:span><text:span text:style-name="T177">e plan de mon projet en tête, je peux maintenant m’atteler à l</text:span><text:span text:style-name="T181">a</text:span><text:span text:style-name="T177"> programmation.</text:span></text:p>
      <text:p text:style-name="P47">Programmation</text:p>
      <text:p text:style-name="P44">Dans ce chapitre, je vais parler de tout l’aspect programmation de mon travail de maturité. Je vais expliquer avec <text:span text:style-name="T195">quels</text:span> outils j’ai réalisé mon projet. Comment j’ai programmé la logique de mon projet comment j’ai codé l’aspect graphique pour pouvoir voir les résultats de ma simulation en direct. Ensuite, j’expliquerai comment j’ai récolté les données obtenues de mes simulations et enfin comment j’ai créé une interface pour pourvoir voir les résultats et les analyser.</text:p>
      <text:p text:style-name="P32"><text:span text:style-name="T1"><text:tab/>Outils utilisé</text:span><text:span text:style-name="T22">s</text:span></text:p>
      <text:p text:style-name="P57"><text:span text:style-name="T121">Mon travail sera fait presque </text:span><text:span text:style-name="T122">exclusivement</text:span><text:span text:style-name="T121"> à l’ordinateur </text:span><text:span text:style-name="T122">puisque les ressources, dont j’ai besoin pour réussir mon projet, sont informatiques et non matérielles. Pour pouvoir commencer correctement à travailler, il me fallait cependant définir plusieurs outils que j’allais utiliser pendant mon développement. Dans un premier temps, l’outil principal était le langage de programmation. C’est un choix assez compliqué propre à chacun et à ces capacités. Je ne voulais pas spécialement apprendre un langage de programmation juste pour ce projet puisque l’aspect logique de celui-ci était pour moi la difficulté la plus intéressante. J’ai choisi de programmer en Javascript et de manipuler des</text:span><text:span text:style-name="T118"> </text:span><text:span text:style-name="T116">&lt;</text:span><text:span text:style-name="T119">c</text:span><text:span text:style-name="T120">anvas</text:span><text:span text:style-name="T117">&gt;</text:span><text:span text:style-name="T116"> </text:span><text:span text:style-name="T122">HTML pour les animations et l’aspect graphique. Ce choix, c’est principalement fait par </text:span><text:soft-page-break/><text:span text:style-name="T122">choix d’efficacité, je souhaitais perdre le moins de temps entre chaque test de code. C’est pour cela, que coder en Javascript sur Firefox ou Chrome qui ont les deux de très bons debuggers, me semblait une très bonne solution. </text:span><text:span text:style-name="T123">Et connaissant déjà la communauté très active sur internet des </text:span><text:span text:style-name="T124">utilisateurs</text:span><text:span text:style-name="T123"> des Javascript, je savais que si j’avais des problèmes peu spécifiques, je trouverais facilement une solution en ligne ce qui fut le cas à de nombreuses reprises.</text:span></text:p>
      <text:p text:style-name="P58"/>
      <text:p text:style-name="P57"><text:span text:style-name="T123"><text:tab/></text:span><text:span text:style-name="T125">Pour avoir un plan de travail en ordre et organiser, j’ai utilisé le plus vite possible un outil informatique très connu et très utile : git. Pour faire simple, git est un outil de gestion de version de programme. Il permet en autre de garder un historique de modification des anciennes versions du projet, de pouvoir retourner à des versions antérieures du projet, et de faire des modifications à part du proget dans les phases de test pour ne pas altérer ce qui fonctionne. Et dans mon cas, en utilisant un service en ligne de git, je peux sauvegarder, mon projet de manière sécurisée en ligne. C’est un outil qui offre plein de possibilités, mais demander un temps d’apprentissage assez grand.</text:span></text:p>
      <text:p text:style-name="P3"/>
      <text:p text:style-name="P2"><text:span text:style-name="T123"><text:tab/>Ensuite, j’ai cherché une API</text:span><text:span text:style-name="T124"> </text:span><text:span text:style-name="T123">pour facilité </text:span><text:span text:style-name="T124">le développement de la physique de mon programme. Une API ou interface de programmation applicative en français est en quelque sort des bouts de code que l’on peut greffer à son programme et que l’on peut réutiliser. On peut également nommer une API une librairie. Dans mon cas, je vais utiliser plusieurs API. Mais la première, dont je vais parler, s’appelle </text:span><text:span text:style-name="T127">P5.js</text:span><text:span text:style-name="T128">. Sans renter dans les détails, cette librairie permet facilement de dessiner des traits, des cercles et des formes en 2D sur un canvas html. Elle offre également la possibilité de manipuler facilement des vecteurs en deux dimensions, de les additionner et de les multiplier, de calculer sa norme, etc.</text:span></text:p>
      <text:p text:style-name="P5"/>
      <text:p text:style-name="P57"><text:span text:style-name="T123"><text:tab/></text:span><text:span text:style-name="T125">Enfin, en vrac, quelques autre outil que j’ai utilis</text:span><text:span text:style-name="T126">é</text:span><text:span text:style-name="T125">  :</text:span></text:p>
      <text:list xml:id="list2910206516" text:style-name="L3">
        <text:list-item>
          <text:p text:style-name="P59"><text:span text:style-name="T131">Chart.js qui permet de </text:span><text:span text:style-name="T132">créer des graphiques simplement avec des fichiers de données. Cette libraire m’a été utile pour synthétiser de manière visuelle les résultats que j’ai obtenus.</text:span></text:p>
        </text:list-item>
        <text:list-item>
          <text:p text:style-name="P60"><text:span text:style-name="T130">Socket.io est une librairie qui offre plein de possibilité pour tout ce qui touche aux communications locales ou aux </text:span><text:span text:style-name="T133">communications</text:span><text:span text:style-name="T130"> via internet. </text:span><text:span text:style-name="T133">Je ne veux pas trop entrer dans les détails,</text:span><text:span text:style-name="T130"> </text:span><text:span text:style-name="T133">socket.io m’a servi à transférer les données </text:span><text:soft-page-break/><text:span text:style-name="T133">obtenues de l’interface client pour les données au serveur local et qu’il puisse les sauvegarder.</text:span></text:p>
        </text:list-item>
        <text:list-item>
          <text:p text:style-name="P61">Node.js est un interpréteur de Javascript. Il m’a permis de créer un serveur local qui donne accès à l’interface graphique et peut recevoir des données et de les sauvegarder.</text:p>
        </text:list-item>
        <text:list-item>
          <text:p text:style-name="P62"><text:span text:style-name="T133">B</text:span><text:span text:style-name="T134">ootstap qui sert à avoir facilement un meilleur visuel sur les pages HTML que celui proposer par défaut par le navigateur. J’ai utilisé cette librairie pour améliorer ma compréhension du CSS et également d’avoir un meilleur rendu des pages de l’interface utilisateur.</text:span></text:p>
        </text:list-item>
      </text:list>
      <text:p text:style-name="P12"/>
      <text:p text:style-name="P34"><text:span text:style-name="T1"><text:tab/>Aspects logique</text:span><text:span text:style-name="T21">s</text:span></text:p>
      <text:p text:style-name="P34"><text:span text:style-name="T83"><text:tab/></text:span><text:span text:style-name="T137">C</text:span><text:span text:style-name="T138">omme j’ai décidé de coder mon projet en javascript, j’ai profité des nouvelles mise à jour du langage et des nouvelles fonctionnalités disponibles pour pourvoir faire de l’orienté objet. Pour expliquer rapidement l’orienté objet en programmation, cela permet </text:span><text:span text:style-name="T139">de structurer le code de façon que chaque concept correspond à une classe qui aura ces méthodes attitrées à l’intérieur d’elle-même et les classe peuvent être étendu de façon qu’une classe mère donne ces attributs à une ou plusieurs classes filles. Pour donner un exemple, on peut parfaitement définir la classe mère </text:span><text:span text:style-name="T140">Animal</text:span><text:span text:style-name="T139"> qui aura plusieurs attributs comme la taille de l’animal, le poids, etc. Et ensuite, un classe fille d’animal C</text:span><text:span text:style-name="T140">hat</text:span><text:span text:style-name="T139"> qui en plus d’avoir les même variables que celles d’</text:span><text:span text:style-name="T140">Animal </text:span><text:span text:style-name="T145">aurait également des méthodes spécifiques aux chats tel que le miaulement </text:span><text:span text:style-name="T146">ou autre chose</text:span><text:span text:style-name="T145">.</text:span></text:p>
      <text:p text:style-name="P35"><text:span text:style-name="T145"><text:tab/></text:span><text:span text:style-name="T147">J’ai donc élaboré mon projet en donner une classe spécifique à chaque composante de ma simulation.</text:span></text:p>
      <text:p text:style-name="P35"><text:span text:style-name="T147"><text:tab/></text:span><text:span text:style-name="T148">En commençant par l’algorithme, il forme une classe qui comporte plusieurs variables comme la durer d’une génération, le nombre d’individus dans une génération. Cette classe comporte plusieurs fonctions comme une pour l’initialisation de l’algorithme, une pour le calcul de résultats de la <text:s/>génération précédent, une pour créer la génération suivante en utilisant la sélection, l’enjambement et la mutation.</text:span><text:span text:style-name="T149"> Et enfin, une fonction update() qui mets à jour toutes les créatures présentes de la génération.</text:span></text:p>
      <text:p text:style-name="P36"><text:span text:style-name="T144"><text:tab/>Ensuite viens les créatures en elle-même, celles-ci sont définies par les trois nœuds et les trois liens qui les composent. La classe Créature n’a que deux fonctions principale : la première étant la fonction qui permet de générer les mutations et de les appliquer sur les nœuds et les liens et la deuxième </text:span><text:soft-page-break/><text:span text:style-name="T144">étant la fonction update() qui comme pour l’algorithme met à jour les états de touts les nœuds et liens de la créature.</text:span></text:p>
      <text:p text:style-name="P37"><text:span text:style-name="T144"><text:tab/></text:span><text:span text:style-name="T152">Les liens sont donc formés de deux classe différentes chacune pour une fonctionnalité du lien. Une jouera le rôle du muscle et l’autre celui du ressort. Les deux classes auront dans </text:span><text:span text:style-name="T153">tous</text:span><text:span text:style-name="T152"> les cas en mémoire les deux nœuds auxquels elles sont attachées. Pour la classe ressort, elle sera définie par une constante de constante de raideur </text:span><text:span text:style-name="T142">k</text:span><text:span text:style-name="T152"> et une longueur du ressort initiale </text:span><text:span text:style-name="T143">l</text:span><text:span text:style-name="T189">. Quand la fonction update() est </text:span><text:span text:style-name="T190">appelée</text:span><text:span text:style-name="T189"> </text:span><text:span text:style-name="T190">une force est applique sur les deux nœuds attachés est au ressort d’intensité</text:span><draw:frame draw:style-name="fr1" draw:name="Objet4" text:anchor-type="as-char" svg:y="-0.1484in" svg:width="0.6598in" svg:height="0.1839in" draw:z-index="2"><draw:object xlink:href="./Object 4" xlink:type="simple" xlink:show="embed" xlink:actuate="onLoad"/><draw:image xlink:href="./ObjectReplacements/Object 4" xlink:type="simple" xlink:show="embed" xlink:actuate="onLoad"/></draw:frame><text:span text:style-name="T190">.</text:span></text:p>
      <text:p text:style-name="P38"><text:span text:style-name="T190"><text:tab/>Quant aux muscles, ils sont définis par la force F de celui-ci, par deux temps d’activation </text:span><text:span text:style-name="T193">t</text:span><text:span text:style-name="T198">0</text:span><text:span text:style-name="T191"> </text:span><text:span text:style-name="T190">et </text:span><text:span text:style-name="T194">t</text:span><text:span text:style-name="T197">1 </text:span><text:span text:style-name="T190">et par une horloge interne au muscle </text:span><text:span text:style-name="T192">c. </text:span><text:span text:style-name="T190">La fonction update() pour la classe muscle applique une force F sur les deux nœuds étant reliés à celui-ci et les repousse l’un de l’autre et cela quand </text:span><text:span text:style-name="T190"><draw:frame draw:style-name="fr2" draw:name="Objet5" text:anchor-type="as-char" svg:y="-0.1484in" svg:width="0.7154in" svg:height="0.2091in" draw:z-index="3"><draw:object xlink:href="./Object 5" xlink:type="simple" xlink:show="embed" xlink:actuate="onLoad"/><draw:image xlink:href="./ObjectReplacements/Object 5" xlink:type="simple" xlink:show="embed" xlink:actuate="onLoad"/></draw:frame></text:span><text:span text:style-name="T190">.</text:span></text:p>
      <text:p text:style-name="P37"><text:span text:style-name="T190"><text:tab/></text:span><text:span text:style-name="T150">Les nœuds quant à eux ont au tous un vecteur position :</text:span><text:span text:style-name="T150"><draw:frame draw:style-name="fr1" draw:name="Objet1" text:anchor-type="as-char" svg:y="-0.2535in" svg:width="0.3126in" svg:height="0.4228in" draw:z-index="4"><draw:object xlink:href="./Object 1" xlink:type="simple" xlink:show="embed" xlink:actuate="onLoad"/><draw:image xlink:href="./ObjectReplacements/Object 1" xlink:type="simple" xlink:show="embed" xlink:actuate="onLoad"/></draw:frame></text:span><text:span text:style-name="T151">, un vecteur de </text:span><text:span text:style-name="T152">vitesse</text:span><text:span text:style-name="T151">:</text:span><text:span text:style-name="T151"><draw:frame draw:style-name="fr1" draw:name="Objet2" text:anchor-type="as-char" svg:y="-0.2535in" svg:width="0.3902in" svg:height="0.4228in" draw:z-index="0"><draw:object xlink:href="./Object 2" xlink:type="simple" xlink:show="embed" xlink:actuate="onLoad"/><draw:image xlink:href="./ObjectReplacements/Object 2" xlink:type="simple" xlink:show="embed" xlink:actuate="onLoad"/></draw:frame></text:span><text:span text:style-name="T151">, un vecteur accélération :</text:span><text:span text:style-name="T151"><draw:frame draw:style-name="fr1" draw:name="Objet3" text:anchor-type="as-char" svg:y="-0.2535in" svg:width="0.4075in" svg:height="0.4228in" draw:z-index="1"><draw:object xlink:href="./Object 3" xlink:type="simple" xlink:show="embed" xlink:actuate="onLoad"/><draw:image xlink:href="./ObjectReplacements/Object 3" xlink:type="simple" xlink:show="embed" xlink:actuate="onLoad"/></draw:frame></text:span><text:span text:style-name="T151">, un poids </text:span><text:span text:style-name="T141">p</text:span><text:span text:style-name="T151"> et un coefficient de frottement </text:span><text:span text:style-name="T196">μ</text:span><text:span text:style-name="T151">. Chaque nœud possède <text:s/>également une fonction update() qui mets à jour le vecteur accélération en fonction de la résultante des forces exercer sur </text:span><text:span text:style-name="T152">le nœud et du poids de celui-ci</text:span><text:span text:style-name="T151">, </text:span><text:span text:style-name="T152">elle met aussi à jour de la même façon le vecteur vitesse et le vecteur position.</text:span></text:p>
      <text:p text:style-name="P37"><text:span text:style-name="T152"><text:tab/></text:span><text:span text:style-name="T154">Ainsi, mes créatures ont beaucoup de paramètre modifiable afin d’utiliser un algorithme génétique. Toutes les variables peuvent ainsi être modifié par l’algorithme afin d’obtenir la créature la plus à même de résoudre le problème de la distance </text:span><text:span text:style-name="T155">à</text:span><text:span text:style-name="T154"> parcour</text:span><text:span text:style-name="T155">ir</text:span><text:span text:style-name="T154">.</text:span></text:p>
      <text:p text:style-name="P33"><text:span text:style-name="T1"><text:tab/>Aspects graphique</text:span><text:span text:style-name="T21">s</text:span></text:p>
      <text:p text:style-name="P33"><text:span text:style-name="T21"><text:tab/></text:span><text:span text:style-name="T84">Après avoir programmé la logique de mon projet, je me suis mis à programmer l’interface utilisateur et les animations qui allaient rendre le projet plus vivant. Pour se faire, j’ai utilisé la librairie p5.js qui offre une large outillage. </text:span><text:span text:style-name="T85">Grâce à elle, il est possible de facilement dessiner des lignes, des formes géométriques simple en 2D, du texte et d’animer et de colorier le tout.</text:span></text:p>
      <text:p text:style-name="P21"><text:span text:style-name="T4"><text:s/><text:tab/>Ainsi une fois initialisée, elle offre à l’utilisateur un espace de travail pour qu’il puisse y afficher ce qu’il veut et elle permet également de gérer le temps puisqu’il est possible de définir une fonction qui </text:span><text:span text:style-name="T5">s’</text:span><text:span text:style-name="T4">exécuter</text:span><text:span text:style-name="T5">a</text:span><text:span text:style-name="T4"> un certain nombre fois par seconde. Cela permettant de gérer facilement ses rendus et de créer des animations.</text:span></text:p>
      <text:p text:style-name="P21"><text:soft-page-break/><text:span text:style-name="T4"><text:tab/></text:span><text:span text:style-name="T5">Dans mon cas, j’ai profité de cette fonctionnalité pour qu’à chaque fois que cette fonction est </text:span><text:span text:style-name="T6">appelée</text:span><text:span text:style-name="T5"> que mon algorithme utilise la fonction update() pour mettre à jour l’état de toutes les créatures et qu’en même temps, tout l’affichage graphique se fasse.</text:span></text:p>
      <text:p text:style-name="P43"><text:tab/>L’affichage se déroule de la manière suivante :</text:p>
      <text:list xml:id="list1362773303" text:style-name="L4">
        <text:list-item>
          <text:p text:style-name="P65"><text:span text:style-name="T8">Dans un premier temps, </text:span><text:span text:style-name="T7">le programme charge l’interface. Celle-ci est composée en deux </text:span><text:span text:style-name="T9">parties</text:span><text:span text:style-name="T7">. La première sur le bas, indique en temps en réel la distance par rapport à la ligne de départ en pixel </text:span><text:span text:style-name="T10">afin d’avoir un apercu des performances des créatures facilement. La deuxième partie de l’interface est situé en haut à gauche, de haut en bas, le nombre de génération </text:span><text:span text:style-name="T11">qui ont déjà été </text:span><text:span text:style-name="T12">testés</text:span><text:span text:style-name="T11">. Ensuite, le score de la meilleure créature de la génération précédente </text:span><text:span text:style-name="T12">pour avoir une valeur moins </text:span><text:span text:style-name="T13">approximative</text:span><text:span text:style-name="T12"> qu’avec la numérotation au sol. Encore plus bas, il y a </text:span><text:span text:style-name="T13">l’amélioration. Cette valeur indique la différence entre les deux générations précédentes. Cet indicateur peuvent varié et ne reste pas toujours dans le positif en vue de la nature de l’algorithme qui ne garantie pas une convergence vers un résultats toujours plus élevée. Enfin, après qu’une génération se soit écoulé un quatrième indicateur vient en place pour montrer un bref historique des meilleurs scores des générations précédentes pour que celui-ci ne dépasse en dehors de l’interfacé utilisateur, n’y est affiché que les dix dernières générations.</text:span></text:p>
        </text:list-item>
        <text:list-item>
          <text:p text:style-name="P66"><text:span text:style-name="T13">Ensuite sur cette interface vient se greffer toutes les créatures de la génération qui est entrain d’être tester. Toujours dans une optique de rentre la vision des événements le plus lisible possible, la vue sera focalisé au centre sur la meilleur créature que ce soit vers la gauche ou vers la droite de la ligne de départ. Chaque </text:span><text:span text:style-name="T14">partie des créature est affiché pour que les </text:span><text:span text:style-name="T15">caractéristiques</text:span><text:span text:style-name="T14"> de celle-ci soit le plus claire possible. Pour les nœuds, le poids est symbolisé par la taille du nœud plus celui-ci est volumineux plus il sera lourd et inversement et le coefficient de frottement du nœud est symbolisé par sa couleur plus le nœud tend vers le jaune foncé plus le coefficient de frottement sera grand ce qui signifie que le nœud aura plus de grip sur le sol. Quant aux liens, ceux-ci </text:span><text:span text:style-name="T16">sont </text:span><text:span text:style-name="T17">affichés</text:span><text:span text:style-name="T16"> en deux parties </text:span><text:span text:style-name="T15">qui qui corresponds au deux </text:span><text:span text:style-name="T17">fonctionnalité</text:span><text:span text:style-name="T15"> du lien : le ressort et le muscle. L’affichage de ces deux éléments est donc séparé. D’une part, le ressort est affiché en gris, la </text:span><text:span text:style-name="T17">largeur</text:span><text:span text:style-name="T15"> de celui-ci se rapporte à sa raideur. Et l’affichage du muscle se fait en rouge quand celui-ci est activé. À l’opposé du ressort, plus le muscle est puissant plus celui-ci sera fin. Ainsi, j’ai voulu rendre l’affichage des </text:span><text:soft-page-break/><text:span text:style-name="T15">créature</text:span><text:span text:style-name="T17">s</text:span><text:span text:style-name="T15"> le plus lisible possible et que l’on puisse bien </text:span><text:span text:style-name="T17">discerner</text:span><text:span text:style-name="T15"> les différentes phase de marche de la créature d’un simple </text:span><text:bookmark text:name="firstHeading"/><text:span text:style-name="T15">coup d’œil. Et également qu’il y est un attrait à regarder ces créatures évolué et que l’on puisse la compétition qui à lieu dans la simulation.</text:span></text:p>
        </text:list-item>
      </text:list>
      <text:p text:style-name="P49"><text:tab/>Gestion des données</text:p>
      <text:p text:style-name="P50"><text:tab/><text:span text:style-name="T172">Après avoir programmé ma simulation et mon affichage principale, j’ai commencé </text:span><text:span text:style-name="T173">vouloir</text:span><text:span text:style-name="T172"> collecter et analyser mes résultats. Pour ce faire, j’ai dû définir un certain nombre de contsante propre à ma simulation que je ne pourrai pas changer comme la constante de gravité, dans quels intervalles les variables pouvait se trouver pour garder une échelle vraisemblable, le temps d’une génération, le nombre de créature dans la simulation, le nombre de génération avant que le simulation ne s’arrête et donne les résultats. J’ai arbitrairement décider quelque une de ces variables pour mes analyses, mais j’ai trouvé intéressante de quand même pouvoir modifier facilement les variable suivante : le nombre de créature, le temps d’une génération et le nombre de génération totale. Ces trois facteurs sont importants dans tout algorithme génétique, il était donc assez naturelle que je puisse facilement les modifier. </text:span><text:span text:style-name="T173">J’ai donc cré</text:span><text:span text:style-name="T174">é</text:span><text:span text:style-name="T173"> une interface ou je pouvais facilement les modifier. </text:span></text:p>
      <text:p text:style-name="P50"><text:span text:style-name="T173"><text:tab/>Ensuite, j’ai voulu sauvegarder afin de pouvoir les étudier, les analyser. </text:span><text:span text:style-name="T174">J’ai donc plancher sur la question. Après quelques recherches, j’ai décidé de programmer un serveur local pour gerer mon projet afin que je puisse depuis mon ordinateur accéder à l’interface utilisateur et que je puisse également sauvegarder mes données. J’ai donc codé un serveur nodejs qui avec socket.io me permet d’envoyer depuis l’interface utilisateur les données récoltées au serveur pour qu’il puisse les sauvegarder dans des fichiers et les classer en fonctions des paramètres de la simulation. Le tout facilitant la récolte des données puisque que faite automatiquement par l’ordinateur. Pour le format des sauvegardes, j’ai opté pour le format JSON. Celui-ci étant bien pratique puisque mon projet était programmé en javascript et que la librairie socket.io permet l’envoie d’objet javascript. </text:span><text:span text:style-name="T175">Dans ses fichiers sont sauvegardé la meilleure créature de la simulation effectué, l’historique des résulats des créatures, le nombre de génération testé, le temps qu’a duré une génération dans cette simulation, et l’effectif des créatures.</text:span></text:p>
      <text:p text:style-name="P31"><text:span text:style-name="T1"><text:tab/></text:span><text:span text:style-name="T20">Affichage des données</text:span></text:p>
      <text:p text:style-name="P31"><text:span text:style-name="T20"><text:tab/></text:span><text:span text:style-name="T91">Une fois toutes les données récoltées et pour rendre la lecture de celui-ci plus accessible. J’ai décidé de créer un graphique qui représenterait l’évolution des meilleurs créatures en fonction des </text:span><text:soft-page-break/><text:span text:style-name="T91">générations. J’ai trouvé intéressant d’avoir également les graphiques dans le serveur local et qu’ils puissent être créés à la volée avec différente sauvegarde de données. J’ai utilisé chart.js générer les graphiques et les afficher en utilisant les fichiers de données de cette manière les graphiques deviennent interactifs : il est possible certaines simulations, de comparer facilement deux d’entre elles, etc.</text:span></text:p>
      <text:p text:style-name="P31"><text:span text:style-name="T91"><text:tab/></text:span><text:span text:style-name="T55">Mise en forme</text:span></text:p>
      <text:p text:style-name="P31"><text:span text:style-name="T55"><text:tab/></text:span><text:span text:style-name="T92">Une fois les trois éléments que sont la simulation, la gestion des sauvegarde</text:span><text:span text:style-name="T94">s</text:span><text:span text:style-name="T92"> et la gestion des graphiques terminé</text:span><text:span text:style-name="T93">s, j’ai réuni le tout en créant un autre serveur nodejs afin que l’on puisse facilement passer d’interface à l’autre et que tout soit facilement accessible depuis une page d’accueil et j’ai également </text:span><text:span text:style-name="T94">rajouté</text:span><text:span text:style-name="T93"> un premier jet qui était parti dans la mauvaise direction et que j’ai dû abandonner. </text:span><text:span text:style-name="T94">Le tout étant stylisé à l’aide d’une libraire CSS </text:span><text:span text:style-name="T101">Bootstra</text:span><text:span text:style-name="T102">p</text:span><text:span text:style-name="T101">.</text:span></text:p>
      <text:p text:style-name="P27"><text:span text:style-name="T20"><text:tab/></text:span><text:span text:style-name="T1">Résul</text:span><text:span text:style-name="T54">t</text:span><text:span text:style-name="T1">ats</text:span></text:p>
      <text:p text:style-name="P4"><text:tab/></text:p>
      <text:h text:style-name="P73" text:outline-level="1">Développement</text:h>
      <text:p text:style-name="P16"><text:tab/>Aillant décider des outils que j’allais utiliser. Je me suis mis à réfléchir comment j’allais penser mon projet. <text:span text:style-name="T166">J’ai d’abord fait une ébauche des aspects qui seraient présents dans ma simulation.</text:span></text:p>
      <text:p text:style-name="P16"/>
      <text:h text:style-name="P69" text:outline-level="2">Ébauche de la simulation <text:span text:style-name="T167">désirée</text:span></text:h>
      <text:p text:style-name="P6"><text:tab/>Dans le but de tester les créatures et de pouvoir les améliorer, j’ai défini un critère arbitraire sur lequel elles seront jugées dans mon cas précis : la distance totale parcourue pendant un laps de temps donné.</text:p>
      <text:p text:style-name="P1"/>
      <text:h text:style-name="P71" text:outline-level="2"><text:span text:style-name="T156">Création</text:span><text:span text:style-name="T129"> de </text:span><text:span text:style-name="T157">la simulation</text:span></text:h>
      <text:p text:style-name="P15"><text:span text:style-name="T157"><text:tab/>P</text:span><text:span text:style-name="T129">our ce faire, il faut donc définir plusieurs critères. Tout d’abord, il faut choisir </text:span><text:span text:style-name="T158">la forme et la structure des créatures et ensuite les contraintes physique</text:span><text:span text:style-name="T159">s</text:span><text:span text:style-name="T158"> auquel elles seront soumises pour rendre la simulation intéressante.</text:span></text:p>
      <text:h text:style-name="P71" text:outline-level="2"><text:soft-page-break/><text:span text:style-name="T129">Création de</text:span><text:span text:style-name="T156">s</text:span><text:span text:style-name="T129"> </text:span><text:span text:style-name="T156">créatures</text:span></text:h>
      <text:p text:style-name="P54"><text:tab/></text:p>
      <text:p text:style-name="P22"><text:span text:style-name="T161"><text:tab/></text:span><text:span text:style-name="T162">Dans mon cas, j’ai décidé que les créatures seraient composées de la façon suivante : elles auraient toutes trois boules </text:span><text:span text:style-name="T164">et de trois muscles.</text:span></text:p>
      <text:h text:style-name="P74" text:outline-level="3"><text:span text:style-name="T162">B</text:span><text:span text:style-name="T160">oules</text:span></text:h>
      <text:p text:style-name="P52"><text:tab/>Chaque boule d’une créature a un poids spécifique et un coefficient de frottement qui lui est propre pour simplifier la vision dans la simulation plus le poids de la boule est grand plus elle sera grand et dans le même principe plus la boule est blanche plus les frottements avec le sol sont petits et inversement si la boule est jaune foncé.</text:p>
      <text:h text:style-name="P74" text:outline-level="3"><text:span text:style-name="T163">M</text:span><text:span text:style-name="T160">uscles</text:span></text:h>
      <text:p text:style-name="P23"><text:span text:style-name="T156"><text:tab/>C</text:span><text:span text:style-name="T129">haque muscle de la créature joue deux rôles. Le premier étant de maintenir la créature en place et la deuxième étant de créer du mouvement pour que la créature puisse se mouvoir. Pour ce faire, chaque muscle a plusieurs variables qui lui sont propres : la longueur du muscle, cette longueur est la longueur que le muscle a au repos et à chaque instant le muscles exercera une force au deux boules auxquelles il est relié pour atteindre la longueur du muscle. Ensuite, il y a les moments où le muscle travaille pour éloigner les deux boules, le muscles est alors activé et devient rouge. Pendant cette phase d’activation qui est différente pour chaque muscle, une force éloignera les deux boules avec une intensité qui elle aussi lui est propre.</text:span></text:p>
      <text:h text:style-name="P69" text:outline-level="2">Contraintes physiques</text:h>
      <text:p text:style-name="P24"><text:tab/>Comme dit plus tôt chaque créature est composé de trois boules avec des poids et des coefficients de frottement. Dans la simulation, chaque boule est donc soumis à la gravité qui comme dans la réalité accélère les créatures vers le sol. Et également le sol qui freine en fonction du coefficient de frottement. Les créatures devront donc jouer avec ces deux contraintes pour pouvoir se mouvoir et avancer.</text:p>
      <text:h text:style-name="P69" text:outline-level="2"><text:soft-page-break/>Evolution entre chaque génération</text:h>
      <text:p text:style-name="P25"><text:tab/>Maintenant que les créatures sont définies, il faut mettre en place l’algorithme génétique qui permettra d’améliorer les créatures.</text:p>
      <text:p text:style-name="P7"><text:tab/><text:span text:style-name="T168">Pour ce faire, il faut d’abord créer une première génération qui sera composée d’un certain nombre d’individus générer aléatoirement. Cette première génération dans la majorité des cas n’obtiendra pas de bon résultats au test. Mais, la génération suivant sera composé d’une partie des meilleurs résultats obtenu dans la génération précédente modifier légèrement, d’une partie de nouveaux individus générer aléatoirement et enfin d’un parti d’individu qui seront des mélanges des meilleurs de la génération précédente. Cette nouvelle génération ainsi obtenue sera elle aussi soumise à la simulation et une nouvelle génération pourra ainsi être générée. Le but final de cette méthode est d’obtenir une convergence vers une créature optimale pour le test auquel elle est soumise.</text:span></text:p>
      <text:h text:style-name="P72" text:outline-level="1"><text:bookmark-start text:name="__RefHeading___Toc586_2397852471"/>Conclusion<text:bookmark-end text:name="__RefHeading___Toc586_2397852471"/></text:h>
      <text:p text:style-name="P13"/>
      <text:h text:style-name="P72" text:outline-level="1">Bibliographie</text:h>
      <text:p text:style-name="P14"/>
      <text:h text:style-name="P72" text:outline-level="1"><text:bookmark-start text:name="__RefHeading___Toc590_2397852471"/>Annexes<text:bookmark-end text:name="__RefHeading___Toc590_2397852471"/></text:h>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Z003" svg:font-family="Z003"/>
    <style:font-face style:name="times" svg:font-family="times" style:font-family-generic="roman"/>
    <style:font-face style:name="FreeSans1" svg:font-family="FreeSans" style:font-family-generic="swiss"/>
    <style:font-face style:name="Mono space" svg:font-family="'Mono 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imes" fo:font-family="times" style:font-family-generic="roman"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6945in" fo:margin-bottom="0.2362in" fo:margin-left="1.8472in" fo:margin-right="1.8055in" style:writing-mode="lr-tb" style:layout-grid-color="#c0c0c0" style:layout-grid-lines="23036" style:layout-grid-base-height="0.0693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0:23:38.805010281</meta:creation-date>
    <dc:date>2019-01-03T14:37:55.452336383</dc:date>
    <meta:editing-duration>P1DT11H2M4S</meta:editing-duration>
    <meta:editing-cycles>112</meta:editing-cycles>
    <meta:generator>LibreOffice/6.1.1.2$Linux_X86_64 LibreOffice_project/10$Build-2</meta:generator>
    <meta:document-statistic meta:table-count="0" meta:image-count="0" meta:object-count="5" meta:page-count="13" meta:paragraph-count="93" meta:word-count="4448" meta:character-count="27889" meta:non-whitespace-character-count="23476"/>
  </office:meta>
</office:document-meta>
</file>

<file path=Object 1/content.xml><?xml version="1.0" encoding="utf-8"?>
<math xmlns="http://www.w3.org/1998/Math/MathML" display="block">
  <semantics>
    <mrow>
      <mo fence="true" stretchy="true">(</mo>
      <mrow>
        <mtable>
          <mtr>
            <mtd>
              <mi>x</mi>
            </mtd>
          </mtr>
          <mtr>
            <mtd>
              <mi>y</mi>
            </mtd>
          </mtr>
        </mtable>
      </mrow>
      <mo fence="true" stretchy="true">)</mo>
    </mrow>
    <annotation encoding="StarMath 5.0">left ( matrix{x ## y} right ) </annotation>
  </semantics>
</math>
</file>

<file path=Object 2/content.xml><?xml version="1.0" encoding="utf-8"?>
<math xmlns="http://www.w3.org/1998/Math/MathML" display="block">
  <semantics>
    <mrow>
      <mo fence="true" stretchy="true">(</mo>
      <mrow>
        <mtable>
          <mtr>
            <mtd>
              <mi mathvariant="italic">Vx</mi>
            </mtd>
          </mtr>
          <mtr>
            <mtd>
              <mi mathvariant="italic">Vy</mi>
            </mtd>
          </mtr>
        </mtable>
      </mrow>
      <mo fence="true" stretchy="true">)</mo>
    </mrow>
    <annotation encoding="StarMath 5.0">left( matrix {Vx ## Vy}right )</annotation>
  </semantics>
</math>
</file>

<file path=Object 3/content.xml><?xml version="1.0" encoding="utf-8"?>
<math xmlns="http://www.w3.org/1998/Math/MathML" display="block">
  <semantics>
    <mrow>
      <mo fence="true" stretchy="true">(</mo>
      <mrow>
        <mtable>
          <mtr>
            <mtd>
              <mi mathvariant="italic">Ax</mi>
            </mtd>
          </mtr>
          <mtr>
            <mtd>
              <mi mathvariant="italic">Ay</mi>
            </mtd>
          </mtr>
        </mtable>
      </mrow>
      <mo fence="true" stretchy="true">)</mo>
    </mrow>
    <annotation encoding="StarMath 5.0">left( matrix{Ax ## Ay}  right)</annotation>
  </semantics>
</math>
</file>

<file path=Object 4/content.xml><?xml version="1.0" encoding="utf-8"?>
<math xmlns="http://www.w3.org/1998/Math/MathML" display="block">
  <semantics>
    <mrow>
      <mrow>
        <mi>F</mi>
        <mo stretchy="false">=</mo>
        <mrow>
          <mi>k</mi>
          <mo stretchy="false">⋅</mo>
          <mi mathvariant="normal">Δ</mi>
        </mrow>
      </mrow>
      <mi>l</mi>
    </mrow>
    <annotation encoding="StarMath 5.0">F = k cdot %DELTA l
</annotation>
  </semantics>
</math>
</file>

<file path=Object 5/content.xml><?xml version="1.0" encoding="utf-8"?>
<math xmlns="http://www.w3.org/1998/Math/MathML" display="block">
  <semantics>
    <mrow>
      <mi>c</mi>
      <mo stretchy="false">∈</mo>
      <mrow>
        <mo fence="true" stretchy="false">[</mo>
        <mrow>
          <mrow>
            <msub>
              <mi>t</mi>
              <mn>0</mn>
            </msub>
            <mi>;</mi>
            <msub>
              <mi>t</mi>
              <mn>1</mn>
            </msub>
          </mrow>
        </mrow>
        <mo fence="true" stretchy="false">]</mo>
      </mrow>
    </mrow>
    <annotation encoding="StarMath 5.0">c in [t sub 0;t sub 1 ] </annotation>
  </semantics>
</math>
</file>